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oboto Mono" svg:font-family="'Roboto Mono', monospace"/>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color="#000000" loext:opacity="100%" fo:font-size="9pt" style:font-size-asian="9pt" style:font-size-complex="9pt"/>
    </style:style>
    <style:style style:name="P2" style:family="paragraph" style:parent-style-name="Text_20_body">
      <style:paragraph-properties fo:margin-left="0in" fo:margin-right="0in" fo:margin-top="0in" fo:margin-bottom="0.1965in" style:contextual-spacing="false" fo:line-height="100%" fo:text-align="start" style:justify-single-word="false" fo:orphans="2" fo:widows="2" fo:text-indent="0in" style:auto-text-indent="false"/>
      <style:text-properties fo:color="#000000" loext:opacity="100%" fo:font-size="9pt" style:font-size-asian="9pt" style:font-size-complex="9pt"/>
    </style:style>
    <style:style style:name="P3"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color="#000000" loext:opacity="100%" fo:font-size="9pt" fo:font-weight="normal" style:font-size-asian="9pt" style:font-weight-asian="normal" style:font-size-complex="9pt" style:font-weight-complex="normal"/>
    </style:style>
    <style:style style:name="P4" style:family="paragraph" style:parent-style-name="Heading_20_3">
      <style:paragraph-properties fo:margin-left="0in" fo:margin-right="0in" fo:margin-top="0in" fo:margin-bottom="0.1965in" style:contextual-spacing="false" fo:line-height="100%" fo:text-align="start" style:justify-single-word="false" fo:orphans="2" fo:widows="2" fo:text-indent="0in" style:auto-text-indent="false"/>
      <style:text-properties fo:color="#000000" loext:opacity="100%" fo:font-size="9pt" fo:font-weight="normal" style:font-size-asian="9pt" style:font-weight-asian="normal" style:font-size-complex="9pt" style:font-weight-complex="normal"/>
    </style:style>
    <style:style style:name="P5"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8e6e3" loext:opacity="100%" style:font-name="SFMono-Regular" fo:font-size="9pt" fo:letter-spacing="normal" fo:font-style="normal" fo:font-weight="normal" style:font-size-asian="9pt" style:font-size-complex="9pt"/>
    </style:style>
    <style:style style:name="P6"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variant="normal" fo:text-transform="none" fo:color="#e8e6e3" loext:opacity="100%" style:font-name="SFMono-Regular" fo:font-size="9pt" fo:letter-spacing="normal" fo:font-style="normal" fo:font-weight="normal" style:font-size-asian="9pt" style:font-size-complex="9pt"/>
    </style:style>
    <style:style style:name="P7"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8e6e3" loext:opacity="100%" style:font-name="SFMono-Regular" fo:font-size="9pt" fo:font-style="normal" fo:font-weight="normal" style:font-size-asian="9pt" style:font-size-complex="9pt"/>
    </style:style>
    <style:style style:name="P8"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variant="normal" fo:text-transform="none" fo:color="#e8e6e3" loext:opacity="100%" fo:font-size="9pt" fo:letter-spacing="normal" style:font-size-asian="9pt" style:font-size-complex="9pt"/>
    </style:style>
    <style:style style:name="P9"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8e6e3" loext:opacity="100%" fo:font-size="9pt" fo:letter-spacing="normal" style:font-size-asian="9pt" style:font-size-complex="9pt"/>
    </style:style>
    <style:style style:name="P10"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aca59a" loext:opacity="100%" style:font-name="SFMono-Regular" fo:font-size="9pt" fo:letter-spacing="normal" fo:font-style="normal" fo:font-weight="normal" style:font-size-asian="9pt" style:font-size-complex="9pt"/>
    </style:style>
    <style:style style:name="P11"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variant="normal" fo:text-transform="none" fo:color="#aca59a" loext:opacity="100%" style:font-name="SFMono-Regular" fo:font-size="9pt" fo:letter-spacing="normal" fo:font-style="normal" fo:font-weight="normal" style:font-size-asian="9pt" style:font-size-complex="9pt"/>
    </style:style>
    <style:style style:name="P12"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f863b" loext:opacity="100%" style:font-name="SFMono-Regular" fo:font-size="9pt" fo:letter-spacing="normal" fo:font-style="normal" fo:font-weight="normal" style:font-size-asian="9pt" style:font-size-complex="9pt"/>
    </style:style>
    <style:style style:name="P13"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variant="normal" fo:text-transform="none" fo:color="#ef863b" loext:opacity="100%" style:font-name="SFMono-Regular" fo:font-size="9pt" fo:letter-spacing="normal" fo:font-style="normal" fo:font-weight="normal" style:font-size-asian="9pt" style:font-size-complex="9pt"/>
    </style:style>
    <style:style style:name="P14"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ba6cac" loext:opacity="100%" style:font-name="SFMono-Regular" fo:font-size="9pt" fo:letter-spacing="normal" fo:font-style="normal" fo:font-weight="normal" style:font-size-asian="9pt" style:font-size-complex="9pt"/>
    </style:style>
    <style:style style:name="P15"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variant="normal" fo:text-transform="none" fo:color="#ba6cac" loext:opacity="100%" style:font-name="SFMono-Regular" fo:font-size="9pt" fo:letter-spacing="normal" fo:font-style="normal" fo:font-weight="normal" style:font-size-asian="9pt" style:font-size-complex="9pt"/>
    </style:style>
    <style:style style:name="P16" style:family="paragraph" style:parent-style-name="Heading_20_1">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11pt" fo:font-style="normal" fo:font-weight="bold" style:font-size-asian="11pt" style:font-weight-asian="bold" style:font-size-complex="11pt" style:font-weight-complex="bold"/>
    </style:style>
    <style:style style:name="P17"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9pt" fo:font-style="normal" fo:font-weight="normal" style:font-size-asian="9pt" style:font-size-complex="9pt"/>
    </style:style>
    <style:style style:name="P18"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9pt" fo:font-style="normal" fo:font-weight="normal" officeooo:paragraph-rsid="000d6cca" style:font-size-asian="9pt" style:font-weight-asian="normal" style:font-size-complex="9pt" style:font-weight-complex="normal"/>
    </style:style>
    <style:style style:name="P19" style:family="paragraph" style:parent-style-name="Text_20_body">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9pt" fo:font-style="normal" fo:font-weight="normal" officeooo:paragraph-rsid="000d6cca" style:font-size-asian="9pt" style:font-weight-asian="normal" style:font-size-complex="9pt" style:font-weight-complex="normal"/>
    </style:style>
    <style:style style:name="P20" style:family="paragraph" style:parent-style-name="Text_20_body">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9pt" fo:font-style="normal" fo:font-weight="normal" style:font-size-asian="9pt" style:font-weight-asian="normal" style:font-size-complex="9pt" style:font-weight-complex="normal"/>
    </style:style>
    <style:style style:name="P21"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10.5pt" fo:font-style="normal" fo:font-weight="bold" style:font-size-asian="10.5pt" style:font-weight-asian="bold" style:font-size-complex="10.5pt" style:font-weight-complex="bold"/>
    </style:style>
    <style:style style:name="P22" style:family="paragraph" style:parent-style-name="Heading_20_3">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10.5pt" fo:font-style="normal" fo:font-weight="bold" style:font-size-asian="10.5pt" style:font-weight-asian="bold" style:font-size-complex="10.5pt" style:font-weight-complex="bold"/>
    </style:style>
    <style:style style:name="P23"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10.5pt" fo:font-style="normal" fo:font-weight="bold" officeooo:paragraph-rsid="000d6cca" style:font-size-asian="10.5pt" style:font-weight-asian="bold" style:font-size-complex="10.5pt" style:font-weight-complex="bold"/>
    </style:style>
    <style:style style:name="P24" style:family="paragraph" style:parent-style-name="Heading_20_1">
      <style:paragraph-properties fo:line-height="100%"/>
      <style:text-properties fo:font-variant="normal" fo:text-transform="none" fo:color="#000000" loext:opacity="100%" style:font-name="Roboto Mono" fo:font-size="10.5pt" fo:font-style="normal" fo:font-weight="bold" style:font-size-asian="10.5pt" style:font-weight-asian="bold" style:font-size-complex="10.5pt" style:font-weight-complex="bold"/>
    </style:style>
    <style:style style:name="P25" style:family="paragraph" style:parent-style-name="Quotations">
      <style:paragraph-properties fo:margin-left="0in" fo:margin-right="0in" fo:margin-top="0in" fo:margin-bottom="0in" style:contextual-spacing="false" fo:line-height="100%" fo:text-align="start" style:justify-single-word="false" fo:orphans="2" fo:widows="2" fo:text-indent="0in" style:auto-text-indent="false" fo:padding-left="0.0193in" fo:padding-right="0in" fo:padding-top="0in" fo:padding-bottom="0in" fo:border-left="0.51pt solid #3a3e41" fo:border-right="none" fo:border-top="none" fo:border-bottom="none"/>
      <style:text-properties fo:font-variant="normal" fo:text-transform="none" fo:color="#000000" loext:opacity="100%" style:font-name="Nunito" fo:font-size="9pt" fo:letter-spacing="normal" fo:font-style="normal" fo:font-weight="normal" style:font-size-asian="9pt" style:font-size-complex="9pt"/>
    </style:style>
    <style:style style:name="P26" style:family="paragraph" style:parent-style-name="Text_20_body">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Nunito" fo:font-size="9pt" fo:letter-spacing="normal" fo:font-style="normal" fo:font-weight="normal" style:font-size-asian="9pt" style:font-size-complex="9pt"/>
    </style:style>
    <style:style style:name="P27"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ffffff" loext:opacity="100%" style:font-name="SFMono-Regular" fo:font-size="9pt" fo:letter-spacing="normal" fo:font-style="normal" fo:font-weight="normal" style:font-size-asian="9pt" style:font-size-complex="9pt"/>
    </style:style>
    <style:style style:name="P28"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8d05c" loext:opacity="100%" style:font-name="SFMono-Regular" fo:font-size="9pt" fo:letter-spacing="normal" fo:font-style="normal" fo:font-weight="normal" style:font-size-asian="9pt" style:font-size-complex="9pt"/>
    </style:style>
    <style:style style:name="P29"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size="9pt" style:font-size-asian="9pt" style:font-size-complex="9pt"/>
    </style:style>
    <style:style style:name="P30" style:family="paragraph" style:parent-style-name="Text_20_body">
      <style:paragraph-properties fo:margin-left="0in" fo:margin-right="0in" fo:margin-top="0in" fo:margin-bottom="0.1965in" style:contextual-spacing="false" fo:line-height="100%" fo:text-align="start" style:justify-single-word="false" fo:orphans="2" fo:widows="2" fo:text-indent="0in" style:auto-text-indent="false"/>
      <style:text-properties fo:font-size="9pt" style:font-size-asian="9pt" style:font-size-complex="9pt"/>
    </style:style>
    <style:style style:name="P31"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font-size="9pt" style:font-size-asian="9pt" style:font-size-complex="9pt"/>
    </style:style>
    <style:style style:name="P32"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size="9pt" style:font-size-asian="9pt" style:font-size-complex="9pt"/>
    </style:style>
    <style:style style:name="P33"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size="9pt" officeooo:paragraph-rsid="0014aeb2" style:font-size-asian="9pt" style:font-size-complex="9pt"/>
    </style:style>
    <style:style style:name="P34" style:family="paragraph" style:parent-style-name="Standard">
      <style:paragraph-properties fo:line-height="100%"/>
      <style:text-properties fo:font-size="9pt" style:font-size-asian="9pt" style:font-size-complex="9pt"/>
    </style:style>
    <style:style style:name="P35"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color="#e8e6e3" loext:opacity="100%" fo:font-size="9pt" style:font-size-asian="9pt" style:font-size-complex="9pt"/>
    </style:style>
    <style:style style:name="P36"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color="#e8e6e3" loext:opacity="100%" fo:font-size="9pt" style:font-size-asian="9pt" style:font-size-complex="9pt"/>
    </style:style>
    <style:style style:name="P37"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color="#e8e6e3" loext:opacity="100%" fo:font-size="9pt" fo:font-weight="normal" style:font-size-asian="9pt" style:font-size-complex="9pt"/>
    </style:style>
    <style:style style:name="P38"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style>
    <style:style style:name="P39"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aca59a" loext:opacity="100%" style:font-name="SFMono-Regular" fo:font-size="9pt" fo:letter-spacing="normal" fo:font-style="normal" fo:font-weight="normal" style:font-size-asian="9pt" style:font-size-complex="9pt"/>
    </style:style>
    <style:style style:name="P40"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variant="normal" fo:text-transform="none" fo:color="#aca59a" loext:opacity="100%" style:font-name="SFMono-Regular" fo:font-size="9pt" fo:letter-spacing="normal" fo:font-style="normal" fo:font-weight="normal" style:font-size-asian="9pt" style:font-size-complex="9pt"/>
    </style:style>
    <style:style style:name="P41"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8d05c" loext:opacity="100%" style:font-name="SFMono-Regular" fo:font-size="9pt" fo:letter-spacing="normal" fo:font-style="normal" fo:font-weight="normal" style:font-size-asian="9pt" style:font-size-complex="9pt"/>
    </style:style>
    <style:style style:name="P42"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8d05c" loext:opacity="100%" style:font-name="SFMono-Regular" fo:font-size="9pt" fo:letter-spacing="normal" fo:font-style="normal" fo:font-weight="normal" officeooo:paragraph-rsid="00415a10" style:font-size-asian="9pt" style:font-size-complex="9pt"/>
    </style:style>
    <style:style style:name="P43"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8e6e3" loext:opacity="100%" style:font-name="SFMono-Regular" fo:font-size="9pt" fo:letter-spacing="normal" fo:font-style="normal" fo:font-weight="normal" style:font-size-asian="9pt" style:font-size-complex="9pt"/>
    </style:style>
    <style:style style:name="P44" style:family="paragraph" style:parent-style-name="Preformatted_20_Text">
      <loext:graphic-properties draw:fill="solid" draw:fill-color="#000000" draw:opacity="100%"/>
      <style:paragraph-properties fo:margin-top="0in" fo:margin-bottom="0.1965in" style:contextual-spacing="false" fo:line-height="100%" fo:text-align="start" style:justify-single-word="false" fo:orphans="2" fo:widows="2" fo:background-color="#000000"/>
      <style:text-properties fo:font-variant="normal" fo:text-transform="none" fo:color="#e8e6e3" loext:opacity="100%" style:font-name="SFMono-Regular" fo:font-size="9pt" fo:letter-spacing="normal" fo:font-style="normal" fo:font-weight="normal" style:font-size-asian="9pt" style:font-size-complex="9pt"/>
    </style:style>
    <style:style style:name="P45" style:family="paragraph" style:parent-style-name="Preformatted_20_Text">
      <loext:graphic-properties draw:fill="solid" draw:fill-color="#000000" draw:opacity="100%"/>
      <style:paragraph-properties fo:margin-left="0in" fo:margin-right="0in" fo:margin-top="0in" fo:margin-bottom="0.1965in" style:contextual-spacing="false" fo:line-height="100%" fo:text-align="start" style:justify-single-word="false" fo:orphans="2" fo:widows="2" fo:text-indent="0in" style:auto-text-indent="false" fo:background-color="#000000"/>
      <style:text-properties fo:font-variant="normal" fo:text-transform="none" fo:color="#ef863b" loext:opacity="100%" style:font-name="SFMono-Regular" fo:font-size="9pt" fo:letter-spacing="normal" fo:font-style="normal" fo:font-weight="normal" style:font-size-asian="9pt" style:font-size-complex="9pt"/>
    </style:style>
    <style:style style:name="P46" style:family="paragraph" style:parent-style-name="Heading_20_1">
      <style:paragraph-properties fo:line-height="100%"/>
      <style:text-properties fo:font-variant="normal" fo:text-transform="none" fo:color="#000000" loext:opacity="100%" style:font-name="Roboto Mono" fo:font-size="10.5pt" fo:font-style="normal" fo:font-weight="bold" style:font-size-asian="10.5pt" style:font-weight-asian="bold" style:font-size-complex="10.5pt" style:font-weight-complex="bold"/>
    </style:style>
    <style:style style:name="P47" style:family="paragraph" style:parent-style-name="Heading_20_1">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10.5pt" fo:letter-spacing="normal" fo:font-style="normal" fo:font-weight="bold" officeooo:paragraph-rsid="00415a10" style:font-size-asian="10.5pt" style:font-weight-asian="bold" style:font-size-complex="10.5pt" style:font-weight-complex="bold"/>
    </style:style>
    <style:style style:name="P48"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10.5pt" fo:font-style="normal" fo:font-weight="bold" style:font-size-asian="10.5pt" style:font-weight-asian="bold" style:font-size-complex="10.5pt" style:font-weight-complex="bold"/>
    </style:style>
    <style:style style:name="P49" style:family="paragraph" style:parent-style-name="Heading_20_2">
      <style:paragraph-properties fo:margin-left="0in" fo:margin-right="0in" fo:margin-top="0in" fo:margin-bottom="0.1965in" style:contextual-spacing="false" fo:line-height="100%" fo:text-align="start" style:justify-single-word="false" fo:orphans="2" fo:widows="2" fo:text-indent="0in" style:auto-text-indent="false"/>
      <style:text-properties fo:font-variant="normal" fo:text-transform="none" fo:color="#000000" loext:opacity="100%" style:font-name="Roboto Mono" fo:font-size="9pt" fo:font-style="normal" fo:font-weight="normal" style:font-size-asian="9pt" style:font-size-complex="9pt"/>
    </style:style>
    <style:style style:name="P50" style:family="paragraph" style:parent-style-name="Text_20_body" style:list-style-name="L1">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1" style:family="paragraph" style:parent-style-name="Text_20_body" style:list-style-name="L2">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2" style:family="paragraph" style:parent-style-name="Text_20_body" style:list-style-name="L3">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3" style:family="paragraph" style:parent-style-name="Text_20_body" style:list-style-name="L7">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4" style:family="paragraph" style:parent-style-name="Text_20_body" style:list-style-name="L8">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5" style:family="paragraph" style:parent-style-name="Text_20_body" style:list-style-name="L9">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6" style:family="paragraph" style:parent-style-name="Text_20_body" style:list-style-name="L12">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7" style:family="paragraph" style:parent-style-name="Text_20_body" style:list-style-name="L13">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8" style:family="paragraph" style:parent-style-name="Text_20_body" style:list-style-name="L15">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59" style:family="paragraph" style:parent-style-name="Text_20_body" style:list-style-name="L16">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0" style:family="paragraph" style:parent-style-name="Text_20_body" style:list-style-name="L17">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1" style:family="paragraph" style:parent-style-name="Text_20_body" style:list-style-name="L19">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2" style:family="paragraph" style:parent-style-name="Text_20_body" style:list-style-name="L20">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3" style:family="paragraph" style:parent-style-name="Text_20_body" style:list-style-name="L21">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4" style:family="paragraph" style:parent-style-name="Text_20_body" style:list-style-name="L24">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5" style:family="paragraph" style:parent-style-name="Text_20_body" style:list-style-name="L25">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6" style:family="paragraph" style:parent-style-name="Text_20_body" style:list-style-name="L26">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7" style:family="paragraph" style:parent-style-name="Text_20_body" style:list-style-name="L27">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8" style:family="paragraph" style:parent-style-name="Text_20_body" style:list-style-name="L34">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69" style:family="paragraph" style:parent-style-name="Text_20_body" style:list-style-name="L35">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0" style:family="paragraph" style:parent-style-name="Text_20_body" style:list-style-name="L37">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1" style:family="paragraph" style:parent-style-name="Text_20_body" style:list-style-name="L38">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2" style:family="paragraph" style:parent-style-name="Text_20_body" style:list-style-name="L40">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3" style:family="paragraph" style:parent-style-name="Text_20_body" style:list-style-name="L43">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4" style:family="paragraph" style:parent-style-name="Text_20_body" style:list-style-name="L44">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5" style:family="paragraph" style:parent-style-name="Text_20_body" style:list-style-name="L45">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6" style:family="paragraph" style:parent-style-name="Text_20_body" style:list-style-name="L50">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7" style:family="paragraph" style:parent-style-name="Text_20_body" style:list-style-name="L53">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8" style:family="paragraph" style:parent-style-name="Text_20_body" style:list-style-name="L54">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79" style:family="paragraph" style:parent-style-name="Text_20_body" style:list-style-name="L55">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0" style:family="paragraph" style:parent-style-name="Text_20_body" style:list-style-name="L56">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1" style:family="paragraph" style:parent-style-name="Text_20_body" style:list-style-name="L57">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2" style:family="paragraph" style:parent-style-name="Text_20_body" style:list-style-name="L58">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3" style:family="paragraph" style:parent-style-name="Text_20_body">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officeooo:paragraph-rsid="00415a10" style:font-size-asian="9pt" style:font-size-complex="9pt"/>
    </style:style>
    <style:style style:name="P84" style:family="paragraph" style:parent-style-name="Text_20_body" style:list-style-name="L61">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5" style:family="paragraph" style:parent-style-name="Text_20_body" style:list-style-name="L62">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6" style:family="paragraph" style:parent-style-name="Text_20_body" style:list-style-name="L65">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7" style:family="paragraph" style:parent-style-name="Text_20_body" style:list-style-name="L66">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8" style:family="paragraph" style:parent-style-name="Text_20_body" style:list-style-name="L67">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89" style:family="paragraph" style:parent-style-name="Text_20_body" style:list-style-name="L68">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90" style:family="paragraph" style:parent-style-name="Text_20_body" style:list-style-name="L69">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91" style:family="paragraph" style:parent-style-name="Text_20_body" style:list-style-name="L76">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92" style:family="paragraph" style:parent-style-name="Text_20_body" style:list-style-name="L78">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93" style:family="paragraph" style:parent-style-name="Text_20_body" style:list-style-name="L79">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94" style:family="paragraph" style:parent-style-name="Text_20_body" style:list-style-name="L80">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95" style:family="paragraph" style:parent-style-name="Text_20_body" style:list-style-name="L83">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size-complex="9pt"/>
    </style:style>
    <style:style style:name="P96" style:family="paragraph" style:parent-style-name="Text_20_body" style:list-style-name="L22">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weight-asian="normal" style:font-size-complex="9pt" style:font-weight-complex="normal"/>
    </style:style>
    <style:style style:name="P97" style:family="paragraph" style:parent-style-name="Text_20_body" style:list-style-name="L29">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weight-asian="normal" style:font-size-complex="9pt" style:font-weight-complex="normal"/>
    </style:style>
    <style:style style:name="P98" style:family="paragraph" style:parent-style-name="Text_20_body" style:list-style-name="L30">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weight-asian="normal" style:font-size-complex="9pt" style:font-weight-complex="normal"/>
    </style:style>
    <style:style style:name="P99" style:family="paragraph" style:parent-style-name="Text_20_body" style:list-style-name="L63">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weight-asian="normal" style:font-size-complex="9pt" style:font-weight-complex="normal"/>
    </style:style>
    <style:style style:name="P100" style:family="paragraph" style:parent-style-name="Text_20_body" style:list-style-name="L64">
      <style:paragraph-properties fo:margin-top="0in" fo:margin-bottom="0.1965in" style:contextual-spacing="false" fo:line-height="100%" fo:text-align="start" style:justify-single-word="false" fo:orphans="2" fo:widows="2"/>
      <style:text-properties fo:font-variant="normal" fo:text-transform="none" fo:color="#000000" loext:opacity="100%" style:font-name="Nunito" fo:font-size="9pt" fo:letter-spacing="normal" fo:font-style="normal" fo:font-weight="normal" style:font-size-asian="9pt" style:font-weight-asian="normal" style:font-size-complex="9pt" style:font-weight-complex="normal"/>
    </style:style>
    <style:style style:name="P101" style:family="paragraph" style:parent-style-name="Text_20_body" style:list-style-name="L4">
      <style:paragraph-properties fo:margin-top="0in" fo:margin-bottom="0.1965in" style:contextual-spacing="false" fo:line-height="100%" fo:text-align="start" style:justify-single-word="false" fo:orphans="2" fo:widows="2"/>
    </style:style>
    <style:style style:name="P102" style:family="paragraph" style:parent-style-name="Text_20_body" style:list-style-name="L5">
      <style:paragraph-properties fo:margin-top="0in" fo:margin-bottom="0.1965in" style:contextual-spacing="false" fo:line-height="100%" fo:text-align="start" style:justify-single-word="false" fo:orphans="2" fo:widows="2"/>
    </style:style>
    <style:style style:name="P103" style:family="paragraph" style:parent-style-name="Text_20_body" style:list-style-name="L6">
      <style:paragraph-properties fo:margin-top="0in" fo:margin-bottom="0.1965in" style:contextual-spacing="false" fo:line-height="100%" fo:text-align="start" style:justify-single-word="false" fo:orphans="2" fo:widows="2"/>
    </style:style>
    <style:style style:name="P104" style:family="paragraph" style:parent-style-name="Text_20_body" style:list-style-name="L10">
      <style:paragraph-properties fo:margin-top="0in" fo:margin-bottom="0.1965in" style:contextual-spacing="false" fo:line-height="100%" fo:text-align="start" style:justify-single-word="false" fo:orphans="2" fo:widows="2"/>
    </style:style>
    <style:style style:name="P105" style:family="paragraph" style:parent-style-name="Text_20_body" style:list-style-name="L11">
      <style:paragraph-properties fo:margin-top="0in" fo:margin-bottom="0.1965in" style:contextual-spacing="false" fo:line-height="100%" fo:text-align="start" style:justify-single-word="false" fo:orphans="2" fo:widows="2"/>
    </style:style>
    <style:style style:name="P106" style:family="paragraph" style:parent-style-name="Text_20_body" style:list-style-name="L14">
      <style:paragraph-properties fo:margin-top="0in" fo:margin-bottom="0.1965in" style:contextual-spacing="false" fo:line-height="100%" fo:text-align="start" style:justify-single-word="false" fo:orphans="2" fo:widows="2"/>
    </style:style>
    <style:style style:name="P107" style:family="paragraph" style:parent-style-name="Text_20_body" style:list-style-name="L18">
      <style:paragraph-properties fo:margin-top="0in" fo:margin-bottom="0.1965in" style:contextual-spacing="false" fo:line-height="100%" fo:text-align="start" style:justify-single-word="false" fo:orphans="2" fo:widows="2"/>
    </style:style>
    <style:style style:name="P108" style:family="paragraph" style:parent-style-name="Text_20_body" style:list-style-name="L23">
      <style:paragraph-properties fo:margin-top="0in" fo:margin-bottom="0.1965in" style:contextual-spacing="false" fo:line-height="100%" fo:text-align="start" style:justify-single-word="false" fo:orphans="2" fo:widows="2"/>
    </style:style>
    <style:style style:name="P109" style:family="paragraph" style:parent-style-name="Text_20_body" style:list-style-name="L28">
      <style:paragraph-properties fo:margin-top="0in" fo:margin-bottom="0.1965in" style:contextual-spacing="false" fo:line-height="100%" fo:text-align="start" style:justify-single-word="false" fo:orphans="2" fo:widows="2"/>
    </style:style>
    <style:style style:name="P110" style:family="paragraph" style:parent-style-name="Text_20_body" style:list-style-name="L31">
      <style:paragraph-properties fo:margin-top="0in" fo:margin-bottom="0.1965in" style:contextual-spacing="false" fo:line-height="100%" fo:text-align="start" style:justify-single-word="false" fo:orphans="2" fo:widows="2"/>
    </style:style>
    <style:style style:name="P111" style:family="paragraph" style:parent-style-name="Text_20_body" style:list-style-name="L32">
      <style:paragraph-properties fo:margin-top="0in" fo:margin-bottom="0.1965in" style:contextual-spacing="false" fo:line-height="100%" fo:text-align="start" style:justify-single-word="false" fo:orphans="2" fo:widows="2"/>
    </style:style>
    <style:style style:name="P112" style:family="paragraph" style:parent-style-name="Text_20_body" style:list-style-name="L33">
      <style:paragraph-properties fo:margin-top="0in" fo:margin-bottom="0.1965in" style:contextual-spacing="false" fo:line-height="100%" fo:text-align="start" style:justify-single-word="false" fo:orphans="2" fo:widows="2"/>
    </style:style>
    <style:style style:name="P113" style:family="paragraph" style:parent-style-name="Text_20_body" style:list-style-name="L36">
      <style:paragraph-properties fo:margin-top="0in" fo:margin-bottom="0.1965in" style:contextual-spacing="false" fo:line-height="100%" fo:text-align="start" style:justify-single-word="false" fo:orphans="2" fo:widows="2"/>
    </style:style>
    <style:style style:name="P114" style:family="paragraph" style:parent-style-name="Text_20_body" style:list-style-name="L39">
      <style:paragraph-properties fo:margin-top="0in" fo:margin-bottom="0.1965in" style:contextual-spacing="false" fo:line-height="100%" fo:text-align="start" style:justify-single-word="false" fo:orphans="2" fo:widows="2"/>
    </style:style>
    <style:style style:name="P115" style:family="paragraph" style:parent-style-name="Text_20_body" style:list-style-name="L41">
      <style:paragraph-properties fo:margin-top="0in" fo:margin-bottom="0.1965in" style:contextual-spacing="false" fo:line-height="100%" fo:text-align="start" style:justify-single-word="false" fo:orphans="2" fo:widows="2"/>
    </style:style>
    <style:style style:name="P116" style:family="paragraph" style:parent-style-name="Text_20_body" style:list-style-name="L42">
      <style:paragraph-properties fo:margin-top="0in" fo:margin-bottom="0.1965in" style:contextual-spacing="false" fo:line-height="100%" fo:text-align="start" style:justify-single-word="false" fo:orphans="2" fo:widows="2"/>
    </style:style>
    <style:style style:name="P117" style:family="paragraph" style:parent-style-name="Text_20_body" style:list-style-name="L46">
      <style:paragraph-properties fo:margin-top="0in" fo:margin-bottom="0.1965in" style:contextual-spacing="false" fo:line-height="100%" fo:text-align="start" style:justify-single-word="false" fo:orphans="2" fo:widows="2"/>
    </style:style>
    <style:style style:name="P118" style:family="paragraph" style:parent-style-name="Text_20_body" style:list-style-name="L47">
      <style:paragraph-properties fo:margin-top="0in" fo:margin-bottom="0.1965in" style:contextual-spacing="false" fo:line-height="100%" fo:text-align="start" style:justify-single-word="false" fo:orphans="2" fo:widows="2"/>
    </style:style>
    <style:style style:name="P119" style:family="paragraph" style:parent-style-name="Text_20_body" style:list-style-name="L48">
      <style:paragraph-properties fo:margin-top="0in" fo:margin-bottom="0.1965in" style:contextual-spacing="false" fo:line-height="100%" fo:text-align="start" style:justify-single-word="false" fo:orphans="2" fo:widows="2"/>
    </style:style>
    <style:style style:name="P120" style:family="paragraph" style:parent-style-name="Text_20_body" style:list-style-name="L49">
      <style:paragraph-properties fo:margin-top="0in" fo:margin-bottom="0.1965in" style:contextual-spacing="false" fo:line-height="100%" fo:text-align="start" style:justify-single-word="false" fo:orphans="2" fo:widows="2"/>
    </style:style>
    <style:style style:name="P121" style:family="paragraph" style:parent-style-name="Text_20_body" style:list-style-name="L51">
      <style:paragraph-properties fo:margin-top="0in" fo:margin-bottom="0.1965in" style:contextual-spacing="false" fo:line-height="100%" fo:text-align="start" style:justify-single-word="false" fo:orphans="2" fo:widows="2"/>
    </style:style>
    <style:style style:name="P122" style:family="paragraph" style:parent-style-name="Text_20_body" style:list-style-name="L52">
      <style:paragraph-properties fo:margin-top="0in" fo:margin-bottom="0.1965in" style:contextual-spacing="false" fo:line-height="100%" fo:text-align="start" style:justify-single-word="false" fo:orphans="2" fo:widows="2"/>
    </style:style>
    <style:style style:name="P123" style:family="paragraph" style:parent-style-name="Text_20_body" style:list-style-name="L59">
      <style:paragraph-properties fo:margin-top="0in" fo:margin-bottom="0.1965in" style:contextual-spacing="false" fo:line-height="100%" fo:text-align="start" style:justify-single-word="false" fo:orphans="2" fo:widows="2"/>
    </style:style>
    <style:style style:name="P124" style:family="paragraph" style:parent-style-name="Text_20_body" style:list-style-name="L60">
      <style:paragraph-properties fo:margin-top="0in" fo:margin-bottom="0.1965in" style:contextual-spacing="false" fo:line-height="100%" fo:text-align="start" style:justify-single-word="false" fo:orphans="2" fo:widows="2"/>
    </style:style>
    <style:style style:name="P125" style:family="paragraph" style:parent-style-name="Text_20_body" style:list-style-name="L70">
      <style:paragraph-properties fo:margin-top="0in" fo:margin-bottom="0.1965in" style:contextual-spacing="false" fo:line-height="100%" fo:text-align="start" style:justify-single-word="false" fo:orphans="2" fo:widows="2"/>
    </style:style>
    <style:style style:name="P126" style:family="paragraph" style:parent-style-name="Text_20_body" style:list-style-name="L71">
      <style:paragraph-properties fo:margin-top="0in" fo:margin-bottom="0.1965in" style:contextual-spacing="false" fo:line-height="100%" fo:text-align="start" style:justify-single-word="false" fo:orphans="2" fo:widows="2"/>
    </style:style>
    <style:style style:name="P127" style:family="paragraph" style:parent-style-name="Text_20_body" style:list-style-name="L72">
      <style:paragraph-properties fo:margin-top="0in" fo:margin-bottom="0.1965in" style:contextual-spacing="false" fo:line-height="100%" fo:text-align="start" style:justify-single-word="false" fo:orphans="2" fo:widows="2"/>
    </style:style>
    <style:style style:name="P128" style:family="paragraph" style:parent-style-name="Text_20_body" style:list-style-name="L73">
      <style:paragraph-properties fo:margin-top="0in" fo:margin-bottom="0.1965in" style:contextual-spacing="false" fo:line-height="100%" fo:text-align="start" style:justify-single-word="false" fo:orphans="2" fo:widows="2"/>
    </style:style>
    <style:style style:name="P129" style:family="paragraph" style:parent-style-name="Text_20_body" style:list-style-name="L74">
      <style:paragraph-properties fo:margin-top="0in" fo:margin-bottom="0.1965in" style:contextual-spacing="false" fo:line-height="100%" fo:text-align="start" style:justify-single-word="false" fo:orphans="2" fo:widows="2"/>
    </style:style>
    <style:style style:name="P130" style:family="paragraph" style:parent-style-name="Text_20_body" style:list-style-name="L75">
      <style:paragraph-properties fo:margin-top="0in" fo:margin-bottom="0.1965in" style:contextual-spacing="false" fo:line-height="100%" fo:text-align="start" style:justify-single-word="false" fo:orphans="2" fo:widows="2"/>
    </style:style>
    <style:style style:name="P131" style:family="paragraph" style:parent-style-name="Text_20_body" style:list-style-name="L77">
      <style:paragraph-properties fo:margin-top="0in" fo:margin-bottom="0.1965in" style:contextual-spacing="false" fo:line-height="100%" fo:text-align="start" style:justify-single-word="false" fo:orphans="2" fo:widows="2"/>
    </style:style>
    <style:style style:name="P132" style:family="paragraph" style:parent-style-name="Text_20_body" style:list-style-name="L81">
      <style:paragraph-properties fo:margin-top="0in" fo:margin-bottom="0.1965in" style:contextual-spacing="false" fo:line-height="100%" fo:text-align="start" style:justify-single-word="false" fo:orphans="2" fo:widows="2"/>
    </style:style>
    <style:style style:name="P133" style:family="paragraph" style:parent-style-name="Text_20_body" style:list-style-name="L82">
      <style:paragraph-properties fo:margin-top="0in" fo:margin-bottom="0.1965in" style:contextual-spacing="false" fo:line-height="100%" fo:text-align="start" style:justify-single-word="false" fo:orphans="2" fo:widows="2"/>
    </style:style>
    <style:style style:name="P134" style:family="paragraph" style:parent-style-name="Text_20_body" style:list-style-name="L45">
      <style:paragraph-properties fo:margin-top="0in" fo:margin-bottom="0.1965in" style:contextual-spacing="false" fo:line-height="100%" fo:text-align="start" style:justify-single-word="false" fo:orphans="2" fo:widows="2"/>
      <style:text-properties fo:color="#000000" loext:opacity="100%" fo:font-size="9pt" style:font-size-asian="9pt" style:font-size-complex="9pt"/>
    </style:style>
    <style:style style:name="T1" style:family="text">
      <style:text-properties fo:color="#e8d05c" loext:opacity="100%"/>
    </style:style>
    <style:style style:name="T2" style:family="text">
      <style:text-properties fo:color="#e8d05c" loext:opacity="100%" style:font-name="SFMono-Regular" fo:font-style="normal" fo:font-weight="normal"/>
    </style:style>
    <style:style style:name="T3" style:family="text">
      <style:text-properties fo:color="#e8d05c" loext:opacity="100%" fo:letter-spacing="normal"/>
    </style:style>
    <style:style style:name="T4" style:family="text">
      <style:text-properties style:font-name="SFMono-Regular" fo:font-style="normal" fo:font-weight="normal"/>
    </style:style>
    <style:style style:name="T5" style:family="text">
      <style:text-properties fo:font-variant="normal" fo:text-transform="none" fo:color="#e8e6e3" loext:opacity="100%" style:font-name="SFMono-Regular" fo:letter-spacing="normal" fo:font-style="normal" fo:font-weight="normal"/>
    </style:style>
    <style:style style:name="T6" style:family="text">
      <style:text-properties fo:font-variant="normal" fo:text-transform="none" fo:color="#aca59a" loext:opacity="100%" style:font-name="SFMono-Regular" fo:letter-spacing="normal" fo:font-style="normal" fo:font-weight="normal"/>
    </style:style>
    <style:style style:name="T7" style:family="text">
      <style:text-properties fo:font-variant="normal" fo:text-transform="none" fo:color="#ba6cac" loext:opacity="100%" style:font-name="SFMono-Regular" fo:letter-spacing="normal" fo:font-style="normal" fo:font-weight="normal"/>
    </style:style>
    <style:style style:name="T8" style:family="text">
      <style:text-properties fo:font-variant="normal" fo:text-transform="none" fo:color="#5ab9da" loext:opacity="100%" style:font-name="SFMono-Regular" fo:letter-spacing="normal" fo:font-style="normal" fo:font-weight="normal"/>
    </style:style>
    <style:style style:name="T9" style:family="text">
      <style:text-properties fo:font-variant="normal" fo:text-transform="none" fo:color="#ef863b" loext:opacity="100%" style:font-name="SFMono-Regular" fo:letter-spacing="normal" fo:font-style="normal" fo:font-weight="normal"/>
    </style:style>
    <style:style style:name="T10" style:family="text">
      <style:text-properties fo:font-variant="normal" fo:text-transform="none" fo:color="#e8d05c" loext:opacity="100%" style:font-name="SFMono-Regular" fo:letter-spacing="normal" fo:font-style="normal"/>
    </style:style>
    <style:style style:name="T11" style:family="text">
      <style:text-properties fo:font-variant="normal" fo:text-transform="none" fo:color="#e8d05c" loext:opacity="100%" style:font-name="SFMono-Regular" fo:letter-spacing="normal" fo:font-style="normal" fo:font-weight="normal"/>
    </style:style>
    <style:style style:name="T12" style:family="text">
      <style:text-properties fo:font-variant="normal" fo:text-transform="none" style:font-name="SFMono-Regular" fo:letter-spacing="normal" fo:font-style="normal"/>
    </style:style>
    <style:style style:name="T13" style:family="text">
      <style:text-properties fo:font-variant="normal" fo:text-transform="none" style:font-name="SFMono-Regular" fo:letter-spacing="normal" fo:font-style="normal" fo:font-weight="normal"/>
    </style:style>
    <style:style style:name="T14" style:family="text">
      <style:text-properties fo:font-variant="normal" fo:text-transform="none" fo:color="#000000" loext:opacity="100%" style:font-name="SFMono-Regular" fo:font-size="9pt" fo:letter-spacing="normal" fo:font-style="normal" fo:font-weight="normal" style:font-size-asian="9pt" style:font-size-complex="9pt"/>
    </style:style>
    <style:style style:name="T15" style:family="text">
      <style:text-properties fo:font-variant="normal" fo:text-transform="none" fo:color="#000000" loext:opacity="100%" style:font-name="SFMono-Regular" fo:font-size="9pt" fo:letter-spacing="normal" fo:font-style="normal" fo:font-weight="normal" style:font-size-asian="9pt" style:font-weight-asian="normal" style:font-size-complex="9pt" style:font-weight-complex="normal"/>
    </style:style>
    <style:style style:name="T16" style:family="text">
      <style:text-properties fo:font-variant="normal" fo:text-transform="none" fo:color="#000000" loext:opacity="100%" style:font-name="SFMono-Regular" fo:font-size="9pt" fo:font-style="normal" fo:font-weight="normal" style:font-size-asian="9pt" style:font-size-complex="9pt"/>
    </style:style>
    <style:style style:name="T17" style:family="text">
      <style:text-properties fo:font-variant="normal" fo:text-transform="none" fo:color="#000000" loext:opacity="100%" style:font-name="Nunito" fo:font-size="9pt" fo:letter-spacing="normal" fo:font-style="normal" fo:font-weight="normal" style:font-size-asian="9pt" style:font-size-complex="9pt"/>
    </style:style>
    <style:style style:name="T18" style:family="text">
      <style:text-properties fo:font-variant="normal" fo:text-transform="none" fo:color="#000000" loext:opacity="100%" style:font-name="Nunito" fo:font-size="9pt" fo:letter-spacing="normal" fo:font-style="normal" fo:font-weight="normal" style:font-size-asian="9pt" style:font-weight-asian="normal" style:font-size-complex="9pt" style:font-weight-complex="normal"/>
    </style:style>
    <style:style style:name="T19" style:family="text">
      <style:text-properties fo:font-variant="normal" fo:text-transform="none" fo:color="#000000" loext:opacity="100%" style:font-name="Roboto Mono" fo:font-size="9pt" fo:font-style="normal" fo:font-weight="normal" style:font-size-asian="9pt" style:font-size-complex="9pt"/>
    </style:style>
    <style:style style:name="T20" style:family="text">
      <style:text-properties fo:font-variant="normal" fo:text-transform="none" fo:letter-spacing="normal"/>
    </style:style>
    <style:style style:name="T21" style:family="text">
      <style:text-properties fo:font-variant="normal" fo:text-transform="none" fo:color="#81c070" loext:opacity="100%" style:font-name="SFMono-Regular" fo:letter-spacing="normal" fo:font-style="normal" fo:font-weight="normal"/>
    </style:style>
    <style:style style:name="T22" style:family="text">
      <style:text-properties fo:font-variant="normal" fo:text-transform="none" fo:color="#ec485f" loext:opacity="100%" style:font-name="SFMono-Regular" fo:letter-spacing="normal" fo:font-style="normal" fo:font-weight="normal"/>
    </style:style>
    <style:style style:name="T23" style:family="text">
      <style:text-properties fo:font-variant="normal" fo:text-transform="none" fo:color="#ff0000" loext:opacity="100%" style:font-name="SFMono-Regular" fo:font-size="9pt" fo:letter-spacing="normal" fo:font-style="normal" fo:font-weight="normal" style:font-size-asian="9pt" style:font-size-complex="9pt"/>
    </style:style>
    <style:style style:name="T24" style:family="text">
      <style:text-properties fo:font-variant="normal" fo:text-transform="none" fo:color="#ff0000" loext:opacity="100%" style:font-name="Nunito" fo:font-size="9pt" fo:letter-spacing="normal" fo:font-style="normal" fo:font-weight="normal" style:font-size-asian="9pt" style:font-size-complex="9pt"/>
    </style:style>
    <style:style style:name="T25" style:family="text">
      <style:text-properties fo:color="#5ab9da" loext:opacity="100%"/>
    </style:style>
    <style:style style:name="T26" style:family="text">
      <style:text-properties fo:color="#5ab9da" loext:opacity="100%" style:font-name="SFMono-Regular" fo:font-style="normal" fo:font-weight="normal"/>
    </style:style>
    <style:style style:name="T27" style:family="text">
      <style:text-properties fo:color="#ef863b" loext:opacity="100%"/>
    </style:style>
    <style:style style:name="T28" style:family="text">
      <style:text-properties fo:color="#ef863b" loext:opacity="100%" style:font-name="SFMono-Regular" fo:font-style="normal" fo:font-weight="normal"/>
    </style:style>
    <style:style style:name="T29" style:family="text">
      <style:text-properties fo:color="#81c070" loext:opacity="100%"/>
    </style:style>
    <style:style style:name="T30" style:family="text">
      <style:text-properties fo:color="#81c070" loext:opacity="100%" style:font-name="SFMono-Regular" fo:font-style="normal" fo:font-weight="normal"/>
    </style:style>
    <style:style style:name="T31" style:family="text">
      <style:text-properties fo:color="#ba6cac" loext:opacity="100%"/>
    </style:style>
    <style:style style:name="T32" style:family="text">
      <style:text-properties fo:color="#ba6cac" loext:opacity="100%" style:font-name="SFMono-Regular" fo:font-style="normal" fo:font-weight="normal"/>
    </style:style>
    <style:style style:name="T33" style:family="text">
      <style:text-properties fo:letter-spacing="normal"/>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List</text:h>
      <text:list text:style-name="L1">
        <text:list-item>
          <text:p text:style-name="P50">Elimizdeki verileri gruplamak bir yapı altında tutmak isteyebiliriz.</text:p>
        </text:list-item>
      </text:list>
      <text:list text:style-name="L2">
        <text:list-item>
          <text:p text:style-name="P51">Mesela bir sınıftaki öğrencilerin notlarını tutmak istiyorum. 5 farklı öğrenci var, şimdiye kadar öğrendiklerimizle şöyle yapabilirdim:</text:p>
        </text:list-item>
      </text:list>
      <text:p text:style-name="P5">ogrenci_1 = <text:span text:style-name="T1">78</text:span></text:p>
      <text:p text:style-name="P6">ogrenci_2 = <text:span text:style-name="T1">80</text:span></text:p>
      <text:p text:style-name="P6">ogrenci_3 = <text:span text:style-name="T1">43</text:span></text:p>
      <text:p text:style-name="P6">ogrenci_4 = <text:span text:style-name="T1">65</text:span></text:p>
      <text:p text:style-name="P35"><text:span text:style-name="T13">ogrenci_5 = </text:span><text:span text:style-name="T11">90</text:span></text:p>
      <text:list text:style-name="L3">
        <text:list-item>
          <text:p text:style-name="P52">Bunların hepsi bir sınıftaki notları ifade ediyor. Bunları bir veri tipi olarak bir arada tutsak daha mantıklı olmaz mı?</text:p>
        </text:list-item>
      </text:list>
      <text:list text:style-name="L4">
        <text:list-item>
          <text:p text:style-name="P101"><text:span text:style-name="Source_20_Text"><text:span text:style-name="T14">list</text:span></text:span><text:span text:style-name="T17"> veri tipi de tam burada devreye giriyor. Birden çok veriyi gruplayıp bir arada tutmak istediğimizde kullanabileceğimiz bir yapıdır.</text:span></text:p>
        </text:list-item>
      </text:list>
      <text:list text:style-name="L5">
        <text:list-item>
          <text:p text:style-name="P102"><text:span text:style-name="Source_20_Text"><text:span text:style-name="T14">list</text:span></text:span><text:span text:style-name="T17">ler belirtirken köşeli parantezle belirtiyoruz: </text:span><text:span text:style-name="Source_20_Text"><text:span text:style-name="T14">[element1, element2,...]</text:span></text:span><text:span text:style-name="T17">.</text:span></text:p>
        </text:list-item>
      </text:list>
      <text:list text:style-name="L6">
        <text:list-item>
          <text:p text:style-name="P103"><text:span text:style-name="Source_20_Text"><text:span text:style-name="T14">list</text:span></text:span><text:span text:style-name="T17">ler içsel yapı içerdikleri için </text:span><text:span text:style-name="Source_20_Text"><text:span text:style-name="T14">non-scalar</text:span></text:span><text:span text:style-name="T17"> veri tipidir.</text:span></text:p>
        </text:list-item>
      </text:list>
      <text:list text:style-name="L7">
        <text:list-item>
          <text:p text:style-name="P53">Elemanları arasına virgül koyarak farklı eleman belirtmeye başladığımı ifade ediyorum.</text:p>
        </text:list-item>
      </text:list>
      <text:p text:style-name="P29"><text:span text:style-name="T5">notlar = [</text:span><text:span text:style-name="T11">78</text:span><text:span text:style-name="T5">, </text:span><text:span text:style-name="T11">80</text:span><text:span text:style-name="T5">, </text:span><text:span text:style-name="T11">43</text:span><text:span text:style-name="T5">, </text:span><text:span text:style-name="T11">65</text:span><text:span text:style-name="T5">, </text:span><text:span text:style-name="T11">90</text:span><text:span text:style-name="T5">]</text:span></text:p>
      <text:p text:style-name="P5"># bunun aynısını şu şekilde de tutabilirdik:</text:p>
      <text:p text:style-name="P35"><text:span text:style-name="T13">notlar = [ogrenci_1, ogre</text:span><text:span text:style-name="T8">nci_2</text:span><text:span text:style-name="T13">, ogre</text:span><text:span text:style-name="T8">nci_3</text:span><text:span text:style-name="T13">, ogre</text:span><text:span text:style-name="T8">nci_4</text:span><text:span text:style-name="T13">, ogre</text:span><text:span text:style-name="T8">nci_5</text:span><text:span text:style-name="T13">]</text:span></text:p>
      <text:list text:style-name="L8">
        <text:list-item>
          <text:p text:style-name="P54">Bu oluşturduğumuz yapının ilk elemanı ilk öğrencinin notu, ikinci elemanı ikinci öğrencinin notunu belirtiyor (bu mantık böyle devam ediyor). Böylece öğrencilerin notlarını farklı 5 değişkende tutmak yerine bir veri tipi altında düzenli tutabilmiş olduk.</text:p>
        </text:list-item>
      </text:list>
      <text:list text:style-name="L9">
        <text:list-item>
          <text:p text:style-name="P55">Nasıl ki stringlerde elemanlarına indexleme yaparak [0] gibi değerlerle ulaşabiliyorsak, listlerde de aynı durum söz konusu.</text:p>
        </text:list-item>
      </text:list>
      <text:list text:style-name="L10">
        <text:list-item>
          <text:p text:style-name="P104"><text:span text:style-name="Source_20_Text"><text:span text:style-name="T14">notlar</text:span></text:span><text:span text:style-name="T17"> listesinin ilk elemanına ulaşmak için:</text:span></text:p>
        </text:list-item>
      </text:list>
      <text:p text:style-name="P10"># ogrenci_1 in notu</text:p>
      <text:p text:style-name="P32"><text:span text:style-name="T9">notlar</text:span><text:span text:style-name="T5">[</text:span><text:span text:style-name="T11">0</text:span><text:span text:style-name="T5">]</text:span></text:p>
      <text:list text:style-name="L11">
        <text:list-item>
          <text:p text:style-name="P105"><text:span text:style-name="Source_20_Text"><text:span text:style-name="T14">list</text:span></text:span><text:span text:style-name="T17">'lerin içine istediğimiz veri tipini koyabiliriz. listeleri sadece verilerimi içine koyduğumuz bir kutu olarak düşünün, listlerin tek yaptığı şey bunları bir arada tutmak. Elemanları istediğim veri objesi olabilir. int, float, string, hatta listler bile!</text:span></text:p>
        </text:list-item>
      </text:list>
      <text:p text:style-name="P2"/>
      <text:p text:style-name="P29"><text:span text:style-name="T5">[</text:span><text:span text:style-name="T8">"a"</text:span><text:span text:style-name="T5">,</text:span><text:span text:style-name="T8">"b"</text:span><text:span text:style-name="T5">]</text:span></text:p>
      <text:p text:style-name="P29"><text:soft-page-break/><text:span text:style-name="T5">[</text:span><text:span text:style-name="T11">True</text:span><text:span text:style-name="T5">, </text:span><text:span text:style-name="T11">False</text:span><text:span text:style-name="T5">]</text:span></text:p>
      <text:p text:style-name="P36"><text:span text:style-name="T13">[[</text:span><text:span text:style-name="T11">1</text:span><text:span text:style-name="T13">,</text:span><text:span text:style-name="T11">2</text:span><text:span text:style-name="T13">], [</text:span><text:span text:style-name="T11">3</text:span><text:span text:style-name="T13">,</text:span><text:span text:style-name="T11">4</text:span><text:span text:style-name="T13">,</text:span><text:span text:style-name="T11">5</text:span><text:span text:style-name="T13">]]</text:span></text:p>
      <text:h text:style-name="P17" text:outline-level="2">Listler Farklı Veri Tiplerini İçerebilir</text:h>
      <text:list text:style-name="L12">
        <text:list-item>
          <text:p text:style-name="P56">Aynı list'in içine farklı tipte veri tipleri koyabiliriz.</text:p>
        </text:list-item>
      </text:list>
      <text:p text:style-name="P29"><text:span text:style-name="T5">l = [</text:span><text:span text:style-name="T11">1</text:span><text:span text:style-name="T5">, </text:span><text:span text:style-name="T11">2</text:span><text:span text:style-name="T5">, </text:span><text:span text:style-name="T8">"a"</text:span><text:span text:style-name="T5">, </text:span><text:span text:style-name="T8">"b"</text:span><text:span text:style-name="T5">, </text:span><text:span text:style-name="T11">True</text:span><text:span text:style-name="T5">, </text:span><text:span text:style-name="T11">4.5</text:span><text:span text:style-name="T5">, [</text:span><text:span text:style-name="T11">1</text:span><text:span text:style-name="T5">,</text:span><text:span text:style-name="T11">2</text:span><text:span text:style-name="T5">,</text:span><text:span text:style-name="T11">3</text:span><text:span text:style-name="T5">]]</text:span></text:p>
      <text:p text:style-name="P12">l</text:p>
      <text:h text:style-name="P17" text:outline-level="2"/>
      <text:h text:style-name="P21" text:outline-level="2">Indexing ve Slicing</text:h>
      <text:list text:style-name="L13">
        <text:list-item>
          <text:p text:style-name="P57">String konusunda yaptığımız indexleme mantığı ve slicing mantığı tamamen listler için de geçerli.</text:p>
        </text:list-item>
      </text:list>
      <text:p text:style-name="P12">notlar</text:p>
      <text:p text:style-name="P29"><text:span text:style-name="T9">notlar</text:span><text:span text:style-name="T5">[</text:span><text:span text:style-name="T11">0</text:span><text:span text:style-name="T5">]</text:span></text:p>
      <text:p text:style-name="P29"><text:span text:style-name="T9">notlar</text:span><text:span text:style-name="T5">[-</text:span><text:span text:style-name="T11">1</text:span><text:span text:style-name="T5">]</text:span></text:p>
      <text:p text:style-name="P29"><text:span text:style-name="T9">notlar</text:span><text:span text:style-name="T5">[</text:span><text:span text:style-name="T11">10</text:span><text:span text:style-name="T5">]</text:span></text:p>
      <text:p text:style-name="P29"><text:span text:style-name="T9">notlar</text:span><text:span text:style-name="T5">[-</text:span><text:span text:style-name="T11">1</text:span><text:span text:style-name="T5">]</text:span></text:p>
      <text:p text:style-name="P29"><text:span text:style-name="T9">notlar</text:span><text:span text:style-name="T5">[</text:span><text:span text:style-name="T11">1</text:span><text:span text:style-name="T5">:]</text:span></text:p>
      <text:p text:style-name="P29"><text:span text:style-name="T9">notlar</text:span><text:span text:style-name="T5">[</text:span><text:span text:style-name="T11">1</text:span><text:span text:style-name="T5">:</text:span><text:span text:style-name="T11">3</text:span><text:span text:style-name="T5">]</text:span></text:p>
      <text:p text:style-name="P29"><text:span text:style-name="T9">notlar</text:span><text:span text:style-name="T5">[:</text:span><text:span text:style-name="T11">200</text:span><text:span text:style-name="T5">]</text:span></text:p>
      <text:p text:style-name="P5"><text:span text:style-name="T27">notlar</text:span>[:<text:span text:style-name="T1">3000</text:span>]</text:p>
      <text:h text:style-name="P1" text:outline-level="2"/>
      <text:h text:style-name="P21" text:outline-level="2">Listlerin Elemanları Değiştirilebilir</text:h>
      <text:list text:style-name="L14">
        <text:list-item>
          <text:p text:style-name="P106"><text:span text:style-name="T17"><text:s/>Listler </text:span><text:span text:style-name="Source_20_Text"><text:span text:style-name="T14">mutable </text:span></text:span><text:span text:style-name="T17">veri tipleridir. Elemanlarını güncelleyebiliriz.</text:span></text:p>
        </text:list-item>
      </text:list>
      <text:p text:style-name="P27">notlar</text:p>
      <text:list text:style-name="L15">
        <text:list-item>
          <text:p text:style-name="P58"><text:s/>Diyelim ki ikinci öğrencinin notunu eksik okuduk. 5 puan yükseltmek istiyoruz:</text:p>
        </text:list-item>
      </text:list>
      <text:p text:style-name="P9"><text:span text:style-name="T28">notlar</text:span><text:span text:style-name="T4">[</text:span><text:span text:style-name="T2">1</text:span><text:span text:style-name="T4">] += </text:span><text:span text:style-name="T2">5</text:span><text:span text:style-name="T4"> # notlar[</text:span><text:span text:style-name="T2">1</text:span><text:span text:style-name="T4">] = notlar[</text:span><text:span text:style-name="T2">1</text:span><text:span text:style-name="T4">] + </text:span><text:span text:style-name="T2">5</text:span></text:p>
      <text:p text:style-name="P12">notlar</text:p>
      <text:list text:style-name="L16">
        <text:list-item>
          <text:p text:style-name="P59"><text:s/>Birden çok elemanı da değiştirebiliriz.</text:p>
        </text:list-item>
      </text:list>
      <text:p text:style-name="P29"><text:span text:style-name="T5">l = [</text:span><text:span text:style-name="T11">1</text:span><text:span text:style-name="T5">, </text:span><text:span text:style-name="T11">2</text:span><text:span text:style-name="T5">, </text:span><text:span text:style-name="T11">3</text:span><text:span text:style-name="T5">, </text:span><text:span text:style-name="T11">4</text:span><text:span text:style-name="T5">]</text:span></text:p>
      <text:p text:style-name="P29"><text:soft-page-break/><text:span text:style-name="T9">l</text:span><text:span text:style-name="T5">[</text:span><text:span text:style-name="T11">0</text:span><text:span text:style-name="T5">:</text:span><text:span text:style-name="T11">3</text:span><text:span text:style-name="T5">]</text:span></text:p>
      <text:p text:style-name="P29"><text:span text:style-name="T9">l</text:span><text:span text:style-name="T5">[</text:span><text:span text:style-name="T11">0</text:span><text:span text:style-name="T5">:</text:span><text:span text:style-name="T11">3</text:span><text:span text:style-name="T5">] = </text:span><text:span text:style-name="T11">30</text:span><text:span text:style-name="T5">, </text:span><text:span text:style-name="T11">40</text:span><text:span text:style-name="T5">, </text:span><text:span text:style-name="T11">60</text:span></text:p>
      <text:p text:style-name="P12">l</text:p>
      <text:list text:style-name="L17">
        <text:list-item>
          <text:p text:style-name="P60"><text:s/>Eşit sayıda vermemiz de gerekmez, l[0:3] olacak yere sadece solda yazdığımız yazılır.</text:p>
        </text:list-item>
      </text:list>
      <text:p text:style-name="P29"><text:span text:style-name="T9">l</text:span><text:span text:style-name="T5">[</text:span><text:span text:style-name="T11">0</text:span><text:span text:style-name="T5">:</text:span><text:span text:style-name="T11">3</text:span><text:span text:style-name="T5">] = </text:span><text:span text:style-name="T11">30</text:span><text:span text:style-name="T5">, </text:span><text:span text:style-name="T11">40</text:span></text:p>
      <text:p text:style-name="P12">l</text:p>
      <text:p text:style-name="P29"><text:span text:style-name="T5">l = [</text:span><text:span text:style-name="T11">1</text:span><text:span text:style-name="T5">, </text:span><text:span text:style-name="T11">2</text:span><text:span text:style-name="T5">, </text:span><text:span text:style-name="T11">3</text:span><text:span text:style-name="T5">, </text:span><text:span text:style-name="T11">4</text:span><text:span text:style-name="T5">]</text:span></text:p>
      <text:p text:style-name="P29"><text:span text:style-name="T9">l</text:span><text:span text:style-name="T5">[</text:span><text:span text:style-name="T11">0</text:span><text:span text:style-name="T5">:</text:span><text:span text:style-name="T11">3</text:span><text:span text:style-name="T5">] = </text:span><text:span text:style-name="T11">30</text:span></text:p>
      <text:list text:style-name="L18">
        <text:list-item>
          <text:p text:style-name="P107"><text:span text:style-name="T17"><text:s/>Slicing'in sonucuna tek bir değer yazacaksak bile direkt tek olarak veremeyiz, </text:span><text:span text:style-name="Source_20_Text"><text:span text:style-name="T14">iterable</text:span></text:span><text:span text:style-name="T17"> olması gerekir. Bunun ayrıntısını ileride göreceğiz şimdilik sol tarafı list olarak verebileceğimizi bilmeniz yeterli.</text:span></text:p>
        </text:list-item>
      </text:list>
      <text:p text:style-name="P9"><text:span text:style-name="T28">l</text:span><text:span text:style-name="T4">[</text:span><text:span text:style-name="T2">0</text:span><text:span text:style-name="T4">:</text:span><text:span text:style-name="T2">3</text:span><text:span text:style-name="T4">] =</text:span><text:span text:style-name="T2"> [30]</text:span></text:p>
      <text:p text:style-name="P12">l</text:p>
      <text:h text:style-name="P1" text:outline-level="2"/>
      <text:h text:style-name="P21" text:outline-level="2">len()</text:h>
      <text:list text:style-name="L19">
        <text:list-item>
          <text:p text:style-name="P61">Bize list'te kaç eleman olduğunu verir.</text:p>
        </text:list-item>
      </text:list>
      <text:p text:style-name="P12">l</text:p>
      <text:p text:style-name="P5"><text:span text:style-name="T29">len</text:span><text:span text:style-name="T1">(l)</text:span></text:p>
      <text:h text:style-name="P1" text:outline-level="2"/>
      <text:h text:style-name="P21" text:outline-level="2">Listin Sonuna Eleman Eklemek</text:h>
      <text:h text:style-name="P22" text:outline-level="3">append()</text:h>
      <text:list text:style-name="L20">
        <text:list-item>
          <text:p text:style-name="P62">İçine yazılan elemanı listenin sonuna ekler.</text:p>
        </text:list-item>
      </text:list>
      <text:p text:style-name="P29"><text:span text:style-name="T5">l = [</text:span><text:span text:style-name="T11">1</text:span><text:span text:style-name="T5">,</text:span><text:span text:style-name="T11">2</text:span><text:span text:style-name="T5">,</text:span><text:span text:style-name="T11">3</text:span><text:span text:style-name="T5">]</text:span></text:p>
      <text:p text:style-name="P29"><text:span text:style-name="T9">l</text:span><text:span text:style-name="T5">.append(</text:span><text:span text:style-name="T11">200</text:span><text:span text:style-name="T5">)</text:span></text:p>
      <text:p text:style-name="P12">l</text:p>
      <text:h text:style-name="P4" text:outline-level="3"/>
      <text:p text:style-name="P20"/>
      <text:p text:style-name="P20"/>
      <text:h text:style-name="P22" text:outline-level="3"><text:soft-page-break/>extend()</text:h>
      <text:list text:style-name="L21">
        <text:list-item>
          <text:p text:style-name="P63">İçine yazılan birden çok elemanı listenin sonuna ekler.</text:p>
        </text:list-item>
      </text:list>
      <text:p text:style-name="P29"><text:span text:style-name="T5">l = [</text:span><text:span text:style-name="T11">1</text:span><text:span text:style-name="T5">,</text:span><text:span text:style-name="T11">2</text:span><text:span text:style-name="T5">,</text:span><text:span text:style-name="T11">3</text:span><text:span text:style-name="T5">]</text:span></text:p>
      <text:p text:style-name="P29"><text:span text:style-name="T9">l</text:span><text:span text:style-name="T5">.extend([</text:span><text:span text:style-name="T11">100</text:span><text:span text:style-name="T5">,</text:span><text:span text:style-name="T11">200</text:span><text:span text:style-name="T5">,</text:span><text:span text:style-name="T11">300</text:span><text:span text:style-name="T5">])</text:span></text:p>
      <text:p text:style-name="P12">l</text:p>
      <text:h text:style-name="P3" text:outline-level="2"/>
      <text:h text:style-name="P21" text:outline-level="2">Spesifik Bir Indexe Eleman Eklemek</text:h>
      <text:list text:style-name="L22">
        <text:list-item>
          <text:p text:style-name="P96">Belki list'in sonuna değil, spesifik bir indexine eleman eklemek istiyoruz. Bunu inser() ile yapabiliriz.</text:p>
        </text:list-item>
      </text:list>
      <text:p text:style-name="P29"><text:span text:style-name="T5">l = [</text:span><text:span text:style-name="T11">1</text:span><text:span text:style-name="T5">, </text:span><text:span text:style-name="T11">2</text:span><text:span text:style-name="T5">, </text:span><text:span text:style-name="T11">3</text:span><text:span text:style-name="T5">, </text:span><text:span text:style-name="T11">4</text:span><text:span text:style-name="T5">, </text:span><text:span text:style-name="T11">5</text:span><text:span text:style-name="T5">]</text:span></text:p>
      <text:p text:style-name="P29"><text:span text:style-name="T9">l</text:span><text:span text:style-name="T5">[</text:span><text:span text:style-name="T11">0</text:span><text:span text:style-name="T5">] = </text:span><text:span text:style-name="T11">100</text:span></text:p>
      <text:p text:style-name="P12">l</text:p>
      <text:p text:style-name="P9"><text:span text:style-name="T4">l = [</text:span><text:span text:style-name="T2">1</text:span><text:span text:style-name="T4">, </text:span><text:span text:style-name="T2">2</text:span><text:span text:style-name="T4">, </text:span><text:span text:style-name="T2">3</text:span><text:span text:style-name="T4">, </text:span><text:span text:style-name="T2">4</text:span><text:span text:style-name="T4">, </text:span><text:span text:style-name="T2">5</text:span><text:span text:style-name="T4">]</text:span></text:p>
      <text:p text:style-name="P36"><text:span text:style-name="T9">l</text:span><text:span text:style-name="T13">.insert(</text:span><text:span text:style-name="T11">0</text:span><text:span text:style-name="T13">, </text:span><text:span text:style-name="T11">100</text:span><text:span text:style-name="T13">) # is not l[</text:span><text:span text:style-name="T11">0</text:span><text:span text:style-name="T13">] = </text:span><text:span text:style-name="T11">100</text:span></text:p>
      <text:list text:style-name="L23">
        <text:list-item>
          <text:p text:style-name="P108"><text:span text:style-name="T17">eğer l[0] = 100 yazmış olsaydık, liste 100,2,3,4,5 e dönerdi, ama ben 1-&gt;100 dönüşümü yapmak istemiyorum, ilk indexe 100'ü eklemek istiyorum. l.insert(0,100) tam da istediğimi yapıyor. 0. indexe 100 değerini yazıyor ve </text:span><text:span text:style-name="Source_20_Text"><text:span text:style-name="T14">1</text:span></text:span><text:span text:style-name="T17"> değerini sağa kaydırıyor, listeden silmemiş oluyor.</text:span></text:p>
        </text:list-item>
      </text:list>
      <text:p text:style-name="P12">l</text:p>
      <text:p text:style-name="P29"><text:span text:style-name="T9">l</text:span><text:span text:style-name="T5">.insert(</text:span><text:span text:style-name="T11">3</text:span><text:span text:style-name="T5">,</text:span><text:span text:style-name="T11">44</text:span><text:span text:style-name="T5">)</text:span></text:p>
      <text:p text:style-name="P12">l</text:p>
      <text:h text:style-name="P1" text:outline-level="2"/>
      <text:h text:style-name="P21" text:outline-level="2">remove()</text:h>
      <text:list text:style-name="L24">
        <text:list-item>
          <text:p text:style-name="P64">Belirli bir elemanı listeden silmemize yarar. Eğer yazılan eleman listede yoksa error verir.</text:p>
        </text:list-item>
      </text:list>
      <text:p text:style-name="P9"><text:span text:style-name="T4">l = [</text:span><text:span text:style-name="T2">1</text:span><text:span text:style-name="T4">,</text:span><text:span text:style-name="T2">2</text:span><text:span text:style-name="T4">,</text:span><text:span text:style-name="T2">3</text:span><text:span text:style-name="T4">,</text:span><text:span text:style-name="T2">4</text:span><text:span text:style-name="T4">]</text:span></text:p>
      <text:p text:style-name="P5">l.remove(40)</text:p>
      <text:p text:style-name="P26">Bunu try-except ile çözebiliriz ama daha o konuyu görmedik. Yine de aşağıya kodu ekliyorum.</text:p>
      <text:p text:style-name="P26"/>
      <text:p text:style-name="P5"><text:span text:style-name="T31">try</text:span>:</text:p>
      <text:p text:style-name="P8"><text:s text:c="4"/><text:span text:style-name="T4">l.remove(</text:span><text:span text:style-name="T2">40</text:span><text:span text:style-name="T4">)</text:span></text:p>
      <text:p text:style-name="P6"><text:span text:style-name="T31">except</text:span> ValueError:</text:p>
      <text:p text:style-name="P35"><text:soft-page-break/><text:span text:style-name="T20"><text:s text:c="4"/></text:span><text:span text:style-name="T7">pass</text:span></text:p>
      <text:list text:style-name="L25">
        <text:list-item>
          <text:p text:style-name="P65">remove() sadece ilk gördüğü değeri siler. l.remove(40) dersem ve listede 1'den çok 40 varsa ilk gördüğünü siler.</text:p>
        </text:list-item>
      </text:list>
      <text:p text:style-name="P29"><text:span text:style-name="T5">l = [</text:span><text:span text:style-name="T11">1</text:span><text:span text:style-name="T5">,</text:span><text:span text:style-name="T11">2</text:span><text:span text:style-name="T5">,</text:span><text:span text:style-name="T11">3</text:span><text:span text:style-name="T5">,</text:span><text:span text:style-name="T11">40</text:span><text:span text:style-name="T5">,</text:span><text:span text:style-name="T11">30</text:span><text:span text:style-name="T5">,</text:span><text:span text:style-name="T11">40</text:span><text:span text:style-name="T5">]</text:span></text:p>
      <text:p text:style-name="P5">l.remove(40)</text:p>
      <text:p text:style-name="P12">l</text:p>
      <text:h text:style-name="P17" text:outline-level="2"/>
      <text:h text:style-name="P21" text:outline-level="2">pop()</text:h>
      <text:list text:style-name="L26">
        <text:list-item>
          <text:p text:style-name="P66">listenin belirli indexindeki elemanı silmeye ve o değeri döndürmeye yarar.</text:p>
        </text:list-item>
      </text:list>
      <text:list text:style-name="L27">
        <text:list-item>
          <text:p text:style-name="P67">remove() sadece siliyordu, pop() aynı zamanda o değeri döndürüyor.</text:p>
        </text:list-item>
      </text:list>
      <text:p text:style-name="P9"><text:span text:style-name="T4">l = [</text:span><text:span text:style-name="T2">1</text:span><text:span text:style-name="T4">,</text:span><text:span text:style-name="T2">2</text:span><text:span text:style-name="T4">,</text:span><text:span text:style-name="T2">3</text:span><text:span text:style-name="T4">,</text:span><text:span text:style-name="T2">4</text:span><text:span text:style-name="T4">,</text:span><text:span text:style-name="T2">5</text:span><text:span text:style-name="T4">,</text:span><text:span text:style-name="T2">6</text:span><text:span text:style-name="T4">]</text:span></text:p>
      <text:p text:style-name="P10"># It deletes and return the value, remove() just removes it</text:p>
      <text:p text:style-name="P32"><text:span text:style-name="T9">l</text:span><text:span text:style-name="T5">.pop(</text:span><text:span text:style-name="T11">1</text:span><text:span text:style-name="T5">)</text:span></text:p>
      <text:p text:style-name="P12">l</text:p>
      <text:p text:style-name="P9"><text:span text:style-name="T4">l = [</text:span><text:span text:style-name="T2">1</text:span><text:span text:style-name="T4">,</text:span><text:span text:style-name="T2">2</text:span><text:span text:style-name="T4">,</text:span><text:span text:style-name="T2">3</text:span><text:span text:style-name="T4">,</text:span><text:span text:style-name="T2">4</text:span><text:span text:style-name="T4">,</text:span><text:span text:style-name="T2">5</text:span><text:span text:style-name="T4">,</text:span><text:span text:style-name="T2">6</text:span><text:span text:style-name="T4">]</text:span></text:p>
      <text:p text:style-name="P9"><text:span text:style-name="T28">l</text:span><text:span text:style-name="T4">.pop(</text:span><text:span text:style-name="T2">1</text:span><text:span text:style-name="T4">) + </text:span><text:span text:style-name="T2">4</text:span></text:p>
      <text:p text:style-name="P12">l</text:p>
      <text:p text:style-name="P5"># out of <text:span text:style-name="T1">range</text:span> <text:span text:style-name="T1">error</text:span></text:p>
      <text:p text:style-name="P6">l.<text:span text:style-name="T1">pop</text:span>(<text:span text:style-name="T1">100</text:span>)</text:p>
      <text:h text:style-name="P1" text:outline-level="2"/>
      <text:h text:style-name="P21" text:outline-level="2">count()</text:h>
      <text:list text:style-name="L28">
        <text:list-item>
          <text:p text:style-name="P109"><text:span text:style-name="Source_20_Text"><text:span text:style-name="T14">count()</text:span></text:span><text:span text:style-name="T17">'un içine yazdığımız değerin listede kaç defa göründüğünü döndürür.</text:span></text:p>
        </text:list-item>
      </text:list>
      <text:p text:style-name="P29"><text:span text:style-name="T5">l = [</text:span><text:span text:style-name="T11">1</text:span><text:span text:style-name="T5">, </text:span><text:span text:style-name="T11">2</text:span><text:span text:style-name="T5">, </text:span><text:span text:style-name="T11">44</text:span><text:span text:style-name="T5">, </text:span><text:span text:style-name="T11">4</text:span><text:span text:style-name="T5">, </text:span><text:span text:style-name="T11">5</text:span><text:span text:style-name="T5">, </text:span><text:span text:style-name="T11">1</text:span><text:span text:style-name="T5">]</text:span></text:p>
      <text:p text:style-name="P29"><text:span text:style-name="T5">l.</text:span><text:span text:style-name="T11">count</text:span><text:span text:style-name="T5">(</text:span><text:span text:style-name="T11">1</text:span><text:span text:style-name="T5">)</text:span></text:p>
      <text:p text:style-name="P29"><text:span text:style-name="T5">l.</text:span><text:span text:style-name="T11">count</text:span><text:span text:style-name="T5">(</text:span><text:span text:style-name="T11">44</text:span><text:span text:style-name="T5">)</text:span></text:p>
      <text:p text:style-name="P7"><text:span text:style-name="T33">l.</text:span><text:span text:style-name="T3">count</text:span><text:span text:style-name="T33">(</text:span><text:span text:style-name="T3">1000</text:span><text:span text:style-name="T33">)</text:span></text:p>
      <text:h text:style-name="P18" text:outline-level="2"/>
      <text:p text:style-name="P19"/>
      <text:p text:style-name="P19"><text:soft-page-break/></text:p>
      <text:h text:style-name="P23" text:outline-level="2">Aliasing</text:h>
      <text:list text:style-name="L29">
        <text:list-item>
          <text:p text:style-name="P97"><text:s/>Evet. Geldik olayların ilginç bir hal aldığı yere.</text:p>
        </text:list-item>
      </text:list>
      <text:list text:style-name="L30">
        <text:list-item>
          <text:p text:style-name="P98"><text:s/>Listeler bilgisayarın hafızasında integer, float gibi veri tiplerinin tutulduğundan biraz daha farklı tutuluyor.</text:p>
        </text:list-item>
      </text:list>
      <text:list text:style-name="L31">
        <text:list-item>
          <text:p text:style-name="P110"><text:span text:style-name="T18"><text:s/>a = 2 dediğimiz zaman hafızada </text:span><text:span text:style-name="Source_20_Text"><text:span text:style-name="T15">a</text:span></text:span><text:span text:style-name="T18"> adında bir kutucuk oluşturuluyor demiştik.</text:span></text:p>
        </text:list-item>
      </text:list>
      <text:p text:style-name="P36"><text:span text:style-name="T13">a = </text:span><text:span text:style-name="T11">2</text:span></text:p>
      <text:list text:style-name="L32">
        <text:list-item>
          <text:p text:style-name="P111"><text:span text:style-name="Source_20_Text"><text:span text:style-name="T14"><text:s/>a </text:span></text:span><text:span text:style-name="T17">direkt o kutunun adı oluyor.</text:span></text:p>
        </text:list-item>
      </text:list>
      <text:list text:style-name="L33">
        <text:list-item>
          <text:p text:style-name="P112"><text:span text:style-name="T17"><text:s/>Ama listelerde durum böyle değil. l = [1,2,3] gibi bir liste yarattığımızda, </text:span><text:span text:style-name="Source_20_Text"><text:span text:style-name="T14">l</text:span></text:span><text:span text:style-name="T17"> kutunun adı değil, kutuyu işaret eden etiketin adı oluyor.</text:span></text:p>
        </text:list-item>
      </text:list>
      <text:p text:style-name="P36"><text:span text:style-name="T13">l = [</text:span><text:span text:style-name="T11">1</text:span><text:span text:style-name="T13">,</text:span><text:span text:style-name="T11">2</text:span><text:span text:style-name="T13">,</text:span><text:span text:style-name="T11">3</text:span><text:span text:style-name="T13">]</text:span></text:p>
      <text:list text:style-name="L34">
        <text:list-item>
          <text:p text:style-name="P68"><text:s/>Bu farkın getirdiği bazı yan etkiler var.</text:p>
        </text:list-item>
      </text:list>
      <text:list text:style-name="L35">
        <text:list-item>
          <text:p text:style-name="P69"><text:s/>Mesela kutunun adı direkt değişken adı olduğunda ve aşağıdaki işlemi yaptığımızda:</text:p>
        </text:list-item>
      </text:list>
      <text:p text:style-name="P29"><text:span text:style-name="T5">a = </text:span><text:span text:style-name="T11">2</text:span></text:p>
      <text:p text:style-name="P6">b = a</text:p>
      <text:p text:style-name="P14">b</text:p>
      <text:p text:style-name="P9"><text:span text:style-name="T4">a = a + </text:span><text:span text:style-name="T2">1</text:span></text:p>
      <text:p text:style-name="P5">a</text:p>
      <text:p text:style-name="P14">b</text:p>
      <text:list text:style-name="L36">
        <text:list-item>
          <text:p text:style-name="P113"><text:span text:style-name="Source_20_Text"><text:span text:style-name="T14"><text:s/>a '</text:span></text:span><text:span text:style-name="T17">yı güncellesek de </text:span><text:span text:style-name="Source_20_Text"><text:span text:style-name="T14">b</text:span></text:span><text:span text:style-name="T17"> güncellenmiyor. </text:span><text:span text:style-name="Source_20_Text"><text:span text:style-name="T14">b</text:span></text:span><text:span text:style-name="T17"> sadece </text:span><text:span text:style-name="Source_20_Text"><text:span text:style-name="T14">a</text:span></text:span><text:span text:style-name="T17"> kutusunun değerine eşit olmuş oldu, kutunun kendisine değil.</text:span></text:p>
        </text:list-item>
      </text:list>
      <text:list text:style-name="L37">
        <text:list-item>
          <text:p text:style-name="P70"><text:s/>Aynısını listlerde yaptığımızda:</text:p>
        </text:list-item>
      </text:list>
      <text:p text:style-name="P29"><text:span text:style-name="T5">l = [</text:span><text:span text:style-name="T11">1</text:span><text:span text:style-name="T5">,</text:span><text:span text:style-name="T11">2</text:span><text:span text:style-name="T5">,</text:span><text:span text:style-name="T11">3</text:span><text:span text:style-name="T5">]</text:span></text:p>
      <text:p text:style-name="P5">l2 = l</text:p>
      <text:p text:style-name="P12">l</text:p>
      <text:p text:style-name="P12">l2</text:p>
      <text:p text:style-name="P29"><text:span text:style-name="T9">l</text:span><text:span text:style-name="T5">[</text:span><text:span text:style-name="T11">0</text:span><text:span text:style-name="T5">] = </text:span><text:span text:style-name="T11">200</text:span></text:p>
      <text:p text:style-name="P12">l</text:p>
      <text:p text:style-name="P12">l2</text:p>
      <text:list text:style-name="L38">
        <text:list-item>
          <text:p text:style-name="P71"><text:s/>l2 de güncellendi!</text:p>
        </text:list-item>
      </text:list>
      <text:list text:style-name="L39">
        <text:list-item>
          <text:p text:style-name="P114"><text:soft-page-break/><text:span text:style-name="T17"><text:s/>Çünkü </text:span><text:span text:style-name="Source_20_Text"><text:span text:style-name="T14">l2 = l </text:span></text:span><text:span text:style-name="T17">dediğimizde l2, l etiketinin değerine eşit oldu, iki etikette aynı kutuyu, veri objesini gösteriyor, o yüzden listeyi güncellemem ikisine de yansıyor.</text:span></text:p>
        </text:list-item>
      </text:list>
      <text:list text:style-name="L40">
        <text:list-item>
          <text:p text:style-name="P72"><text:s/>Git aynı değerle başka bir kutucuk yarat ve oraya etiket ol diyerek güncellenmemesini sağlayabilirim.</text:p>
        </text:list-item>
      </text:list>
      <text:list text:style-name="L41">
        <text:list-item>
          <text:p text:style-name="P115"><text:span text:style-name="T17"><text:s/>Bunu </text:span><text:span text:style-name="Source_20_Text"><text:span text:style-name="T14">copy() </text:span></text:span><text:span text:style-name="T17">ile yapacağız.</text:span></text:p>
        </text:list-item>
      </text:list>
      <text:p text:style-name="P5">l2 = l.copy()</text:p>
      <text:p text:style-name="P12">l</text:p>
      <text:p text:style-name="P12">l2</text:p>
      <text:p text:style-name="P29"><text:span text:style-name="T9">l</text:span><text:span text:style-name="T5">[</text:span><text:span text:style-name="T11">0</text:span><text:span text:style-name="T5">] = </text:span><text:span text:style-name="T11">300</text:span></text:p>
      <text:p text:style-name="P12">l</text:p>
      <text:p text:style-name="P12">l2</text:p>
      <text:h text:style-name="P1" text:outline-level="2"/>
      <text:h text:style-name="P21" text:outline-level="2">Listlerde Concatenation</text:h>
      <text:list text:style-name="L42">
        <text:list-item>
          <text:p text:style-name="P116"><text:span text:style-name="Source_20_Text"><text:span text:style-name="T14"><text:s/>+ </text:span></text:span><text:span text:style-name="T17">operatörü listlerde concatenation yapar.</text:span></text:p>
        </text:list-item>
      </text:list>
      <text:p text:style-name="P29"><text:span text:style-name="T5">l = [</text:span><text:span text:style-name="T11">1</text:span><text:span text:style-name="T5">,</text:span><text:span text:style-name="T11">2</text:span><text:span text:style-name="T5">,</text:span><text:span text:style-name="T11">3</text:span><text:span text:style-name="T5">]</text:span></text:p>
      <text:p text:style-name="P29"><text:span text:style-name="T5">l2 = [</text:span><text:span text:style-name="T11">4</text:span><text:span text:style-name="T5">,</text:span><text:span text:style-name="T11">5</text:span><text:span text:style-name="T5">,</text:span><text:span text:style-name="T11">6</text:span><text:span text:style-name="T5">]</text:span></text:p>
      <text:p text:style-name="P12">l</text:p>
      <text:p text:style-name="P12">l2</text:p>
      <text:p text:style-name="P9"><text:span text:style-name="T28">l</text:span><text:span text:style-name="T4"> + l</text:span><text:span text:style-name="T2">2</text:span></text:p>
      <text:p text:style-name="P12">l</text:p>
      <text:p text:style-name="P12">l2</text:p>
      <text:p text:style-name="P5">l3 = l + l2</text:p>
      <text:p text:style-name="P12">l3</text:p>
      <text:h text:style-name="P1" text:outline-level="2"/>
      <text:h text:style-name="P21" text:outline-level="2">Belirli Bir Elemanın Indexini Bulmak</text:h>
      <text:p text:style-name="P29"><text:span text:style-name="T5">l = [</text:span><text:span text:style-name="T11">1</text:span><text:span text:style-name="T5">, </text:span><text:span text:style-name="T11">2</text:span><text:span text:style-name="T5">, </text:span><text:span text:style-name="T11">3</text:span><text:span text:style-name="T5">, </text:span><text:span text:style-name="T11">4</text:span><text:span text:style-name="T5">, </text:span><text:span text:style-name="T11">3</text:span><text:span text:style-name="T5">, </text:span><text:span text:style-name="T11">5</text:span><text:span text:style-name="T5">, </text:span><text:span text:style-name="T11">6</text:span><text:span text:style-name="T5">]</text:span></text:p>
      <text:p text:style-name="P12">l</text:p>
      <text:p text:style-name="P10"># İlk hangi indexte görünüyorsa onun değerini döndürür.</text:p>
      <text:p text:style-name="P32"><text:span text:style-name="T9">l</text:span><text:span text:style-name="T5">.index(</text:span><text:span text:style-name="T11">3</text:span><text:span text:style-name="T5">)</text:span></text:p>
      <text:p text:style-name="P33"><text:soft-page-break/><text:span text:style-name="T9">l</text:span><text:span text:style-name="T5">.index(</text:span><text:span text:style-name="T11">4</text:span><text:span text:style-name="T5">)</text:span></text:p>
      <text:p text:style-name="P33"><text:span text:style-name="T5"># listede olmayan </text:span><text:span text:style-name="T7">de</text:span><text:span text:style-name="T5">ğerler iç</text:span><text:span text:style-name="T7">in</text:span><text:span text:style-name="T5"> </text:span><text:span text:style-name="T7">error</text:span><text:span text:style-name="T5"> verir.</text:span></text:p>
      <text:p text:style-name="P6"><text:span text:style-name="T31">l</text:span>.<text:span text:style-name="T1">index</text:span>(100)</text:p>
      <text:h text:style-name="P1" text:outline-level="2"/>
      <text:h text:style-name="P21" text:outline-level="2">List'i Tersine Çevirmek</text:h>
      <text:p text:style-name="P29"><text:span text:style-name="T5">l = [</text:span><text:span text:style-name="T11">1</text:span><text:span text:style-name="T5">,</text:span><text:span text:style-name="T11">2</text:span><text:span text:style-name="T5">,</text:span><text:span text:style-name="T11">3</text:span><text:span text:style-name="T5">,</text:span><text:span text:style-name="T11">4</text:span><text:span text:style-name="T5">]</text:span></text:p>
      <text:p text:style-name="P9"><text:span text:style-name="T4">l.</text:span><text:span text:style-name="T32">reverse</text:span><text:span text:style-name="T4">() # inplace: yani l</text:span><text:span text:style-name="T26">'yi</text:span><text:span text:style-name="T4"> günceller.</text:span></text:p>
      <text:p text:style-name="P12">l</text:p>
      <text:p text:style-name="P5">l = [<text:span text:style-name="T1">1</text:span>,<text:span text:style-name="T1">2</text:span>,<text:span text:style-name="T1">3</text:span>,<text:span text:style-name="T1">4</text:span>]</text:p>
      <text:list text:style-name="L43">
        <text:list-item>
          <text:p text:style-name="P73">Aynısını slicing mantığı ile de yapabilirdik.</text:p>
        </text:list-item>
      </text:list>
      <text:p text:style-name="P29"><text:span text:style-name="T5">l[::-</text:span><text:span text:style-name="T11">1</text:span><text:span text:style-name="T5">]</text:span></text:p>
      <text:p text:style-name="P12">l</text:p>
      <text:p text:style-name="P29"><text:span text:style-name="T5">l3 = l[::-</text:span><text:span text:style-name="T11">1</text:span><text:span text:style-name="T5">]</text:span></text:p>
      <text:p text:style-name="P12">l3</text:p>
      <text:p text:style-name="P12">l</text:p>
      <text:list text:style-name="L44">
        <text:list-item>
          <text:p text:style-name="P74">Orijinalini güncellemiyor, güncellemesi için variable assignment yapmamız lazım.</text:p>
        </text:list-item>
      </text:list>
      <text:p text:style-name="P29"><text:span text:style-name="T5">l = l[::-</text:span><text:span text:style-name="T11">1</text:span><text:span text:style-name="T5">]</text:span></text:p>
      <text:p text:style-name="P12">l</text:p>
      <text:h text:style-name="P1" text:outline-level="2"/>
      <text:h text:style-name="P17" text:outline-level="2">List'in Elemanlarını Sıralamak (sorting)</text:h>
      <text:list text:style-name="L45">
        <text:list-item>
          <text:p text:style-name="P75">sorted() orijinal listeyi güncellemez.</text:p>
        </text:list-item>
        <text:list-item>
          <text:p text:style-name="P134"/>
        </text:list-item>
        <text:list-item>
          <text:p text:style-name="P75">sorted() ve .sort() a bakacağız. İkisi de default olarak küçükten büyüğe sıralar. Sayısal verilerde sayısal değerine göre, stringlerde alfabetik sıraya göre sıralar.</text:p>
        </text:list-item>
      </text:list>
      <text:p text:style-name="P29"><text:span text:style-name="T5">l = [</text:span><text:span text:style-name="T8">"b"</text:span><text:span text:style-name="T5">,</text:span><text:span text:style-name="T8">"a"</text:span><text:span text:style-name="T5">,</text:span><text:span text:style-name="T8">"c"</text:span><text:span text:style-name="T5">]</text:span></text:p>
      <text:p text:style-name="P29"><text:span text:style-name="T21">sorted</text:span><text:span text:style-name="T11">(l)</text:span></text:p>
      <text:p text:style-name="P29"><text:span text:style-name="T5">[</text:span><text:span text:style-name="T8">'a</text:span><text:span text:style-name="T5">', </text:span><text:span text:style-name="T8">'b</text:span><text:span text:style-name="T5">', </text:span><text:span text:style-name="T8">'c</text:span><text:span text:style-name="T5">']</text:span></text:p>
      <text:p text:style-name="P12">l</text:p>
      <text:p text:style-name="P30"><text:soft-page-break/></text:p>
      <text:p text:style-name="P29"><text:span text:style-name="T5">[</text:span><text:span text:style-name="T8">'b</text:span><text:span text:style-name="T5">', </text:span><text:span text:style-name="T8">'a</text:span><text:span text:style-name="T5">', </text:span><text:span text:style-name="T8">'c</text:span><text:span text:style-name="T5">']</text:span></text:p>
      <text:p text:style-name="P5">l3 = sorted(l)</text:p>
      <text:p text:style-name="P12">l3</text:p>
      <text:p text:style-name="P5">[<text:span text:style-name="T25">'a</text:span>', <text:span text:style-name="T25">'b</text:span>', <text:span text:style-name="T25">'c</text:span>']</text:p>
      <text:list text:style-name="L46">
        <text:list-item>
          <text:p text:style-name="P117"><text:span text:style-name="Source_20_Text"><text:span text:style-name="T14">.sort()</text:span></text:span><text:span text:style-name="T17"> günceller</text:span></text:p>
        </text:list-item>
      </text:list>
      <text:p text:style-name="P29"><text:span text:style-name="T5">l = [</text:span><text:span text:style-name="T8">"b"</text:span><text:span text:style-name="T5">,</text:span><text:span text:style-name="T8">"a"</text:span><text:span text:style-name="T5">,</text:span><text:span text:style-name="T8">"c"</text:span><text:span text:style-name="T5">]</text:span></text:p>
      <text:p text:style-name="P29"><text:span text:style-name="T5">l.</text:span><text:span text:style-name="T11">sort</text:span><text:span text:style-name="T5">() </text:span><text:span text:style-name="T6"># inplace</text:span></text:p>
      <text:p text:style-name="P12">l</text:p>
      <text:p text:style-name="P29"><text:span text:style-name="T5">[</text:span><text:span text:style-name="T8">'a</text:span><text:span text:style-name="T5">', </text:span><text:span text:style-name="T8">'b</text:span><text:span text:style-name="T5">', </text:span><text:span text:style-name="T8">'c</text:span><text:span text:style-name="T5">']</text:span></text:p>
      <text:p text:style-name="P29"><text:span text:style-name="T5">l = [</text:span><text:span text:style-name="T11">1</text:span><text:span text:style-name="T5">,</text:span><text:span text:style-name="T11">2</text:span><text:span text:style-name="T5">,</text:span><text:span text:style-name="T11">10</text:span><text:span text:style-name="T5">,</text:span><text:span text:style-name="T11">3</text:span><text:span text:style-name="T5">,-</text:span><text:span text:style-name="T11">1</text:span><text:span text:style-name="T5">]</text:span></text:p>
      <text:p text:style-name="P29"><text:span text:style-name="T21">sorted</text:span><text:span text:style-name="T11">(l)</text:span></text:p>
      <text:p text:style-name="P29"><text:span text:style-name="T5">[</text:span><text:span text:style-name="T11">-1</text:span><text:span text:style-name="T5">, </text:span><text:span text:style-name="T11">1</text:span><text:span text:style-name="T5">, </text:span><text:span text:style-name="T11">2</text:span><text:span text:style-name="T5">, </text:span><text:span text:style-name="T11">3</text:span><text:span text:style-name="T5">, </text:span><text:span text:style-name="T11">10</text:span><text:span text:style-name="T5">]</text:span></text:p>
      <text:p text:style-name="P12">l</text:p>
      <text:p text:style-name="P29"><text:span text:style-name="T5">[</text:span><text:span text:style-name="T11">1</text:span><text:span text:style-name="T5">, </text:span><text:span text:style-name="T11">2</text:span><text:span text:style-name="T5">, </text:span><text:span text:style-name="T11">10</text:span><text:span text:style-name="T5">, </text:span><text:span text:style-name="T11">3</text:span><text:span text:style-name="T5">, </text:span><text:span text:style-name="T11">-1</text:span><text:span text:style-name="T5">]</text:span></text:p>
      <text:p text:style-name="P5"># küçükten büyüğe sıralar</text:p>
      <text:p text:style-name="P6">l.sort()</text:p>
      <text:p text:style-name="P12">l</text:p>
      <text:p text:style-name="P29"><text:span text:style-name="T5">[</text:span><text:span text:style-name="T11">-1</text:span><text:span text:style-name="T5">, </text:span><text:span text:style-name="T11">1</text:span><text:span text:style-name="T5">, </text:span><text:span text:style-name="T11">2</text:span><text:span text:style-name="T5">, </text:span><text:span text:style-name="T11">3</text:span><text:span text:style-name="T5">, </text:span><text:span text:style-name="T11">10</text:span><text:span text:style-name="T5">]</text:span></text:p>
      <text:p text:style-name="P29"><text:span text:style-name="T5">l = [</text:span><text:span text:style-name="T8">"b"</text:span><text:span text:style-name="T5">,</text:span><text:span text:style-name="T8">"a"</text:span><text:span text:style-name="T5">,</text:span><text:span text:style-name="T8">"c"</text:span><text:span text:style-name="T5">,</text:span><text:span text:style-name="T8">"1"</text:span><text:span text:style-name="T5">,</text:span><text:span text:style-name="T8">"3"</text:span><text:span text:style-name="T5">,</text:span><text:span text:style-name="T8">"4"</text:span><text:span text:style-name="T5">]</text:span></text:p>
      <text:p text:style-name="P29"><text:span text:style-name="T5">l.</text:span><text:span text:style-name="T11">sort</text:span><text:span text:style-name="T5">()</text:span></text:p>
      <text:p text:style-name="P12">l</text:p>
      <text:p text:style-name="P29"><text:span text:style-name="T5">[</text:span><text:span text:style-name="T8">'1</text:span><text:span text:style-name="T5">', </text:span><text:span text:style-name="T8">'3</text:span><text:span text:style-name="T5">', </text:span><text:span text:style-name="T8">'4</text:span><text:span text:style-name="T5">', </text:span><text:span text:style-name="T8">'a</text:span><text:span text:style-name="T5">', </text:span><text:span text:style-name="T8">'b</text:span><text:span text:style-name="T5">', </text:span><text:span text:style-name="T8">'c</text:span><text:span text:style-name="T5">']</text:span></text:p>
      <text:p text:style-name="P29"><text:span text:style-name="T5">l = [</text:span><text:span text:style-name="T11">1</text:span><text:span text:style-name="T5">,</text:span><text:span text:style-name="T11">3.1</text:span><text:span text:style-name="T5">,</text:span><text:span text:style-name="T11">2</text:span><text:span text:style-name="T5">,</text:span><text:span text:style-name="T11">0.6</text:span><text:span text:style-name="T5">]</text:span></text:p>
      <text:p text:style-name="P29"><text:span text:style-name="T5">l.</text:span><text:span text:style-name="T11">sort</text:span><text:span text:style-name="T5">()</text:span></text:p>
      <text:p text:style-name="P12">l</text:p>
      <text:p text:style-name="P29"><text:span text:style-name="T5">[</text:span><text:span text:style-name="T11">0.6</text:span><text:span text:style-name="T5">, </text:span><text:span text:style-name="T11">1</text:span><text:span text:style-name="T5">, </text:span><text:span text:style-name="T11">2</text:span><text:span text:style-name="T5">, </text:span><text:span text:style-name="T11">3.1</text:span><text:span text:style-name="T5">]</text:span></text:p>
      <text:p text:style-name="P29"><text:span text:style-name="T5">l = [</text:span><text:span text:style-name="T8">"b"</text:span><text:span text:style-name="T5">,</text:span><text:span text:style-name="T8">"a"</text:span><text:span text:style-name="T5">,</text:span><text:span text:style-name="T8">"c"</text:span><text:span text:style-name="T5">,1,2]</text:span></text:p>
      <text:p text:style-name="P5"><text:soft-page-break/>l.sort()</text:p>
      <text:p text:style-name="P10">---------------------------------------------------------------------------</text:p>
      <text:p text:style-name="P32"><text:span text:style-name="T5">TypeError <text:s text:c="32"/>Traceback (most recent </text:span><text:span text:style-name="T7">call</text:span><text:span text:style-name="T5"> </text:span><text:span text:style-name="T7">last</text:span><text:span text:style-name="T5">)</text:span></text:p>
      <text:p text:style-name="P6">&lt;ipython-input<text:span text:style-name="T1">-152</text:span>-fb07ac7c73ab&gt; <text:span text:style-name="T31">in</text:span> &lt;<text:span text:style-name="T31">module</text:span>&gt;</text:p>
      <text:p text:style-name="P11">----&gt; 1 l.sort()</text:p>
      <text:p text:style-name="P8"><text:span text:style-name="T4">TypeError: </text:span><text:span text:style-name="T26">'&lt;'</text:span><text:span text:style-name="T4"> </text:span><text:span text:style-name="T32">not</text:span><text:span text:style-name="T4"> supported </text:span><text:span text:style-name="T32">between</text:span><text:span text:style-name="T4"> instances </text:span><text:span text:style-name="T32">of</text:span><text:span text:style-name="T4"> </text:span><text:span text:style-name="T26">'int'</text:span><text:span text:style-name="T4"> </text:span><text:span text:style-name="T32">and</text:span><text:span text:style-name="T4"> </text:span><text:span text:style-name="T26">'str'</text:span></text:p>
      <text:p text:style-name="P29"><text:span text:style-name="T5">l = [</text:span><text:span text:style-name="T8">"b"</text:span><text:span text:style-name="T5">,</text:span><text:span text:style-name="T8">"a"</text:span><text:span text:style-name="T5">,</text:span><text:span text:style-name="T8">"c"</text:span><text:span text:style-name="T5">,</text:span><text:span text:style-name="T8">"1"</text:span><text:span text:style-name="T5">,</text:span><text:span text:style-name="T8">"3.5"</text:span><text:span text:style-name="T5">,</text:span><text:span text:style-name="T8">"4"</text:span><text:span text:style-name="T5">,</text:span><text:span text:style-name="T8">"5.6"</text:span><text:span text:style-name="T5">, </text:span><text:span text:style-name="T8">"0.6"</text:span><text:span text:style-name="T5">]</text:span></text:p>
      <text:p text:style-name="P29"><text:span text:style-name="T5">l.</text:span><text:span text:style-name="T11">sort</text:span><text:span text:style-name="T5">()</text:span></text:p>
      <text:p text:style-name="P12">l</text:p>
      <text:p text:style-name="P29"><text:span text:style-name="T5">[</text:span><text:span text:style-name="T8">'0.6</text:span><text:span text:style-name="T5">', </text:span><text:span text:style-name="T8">'1</text:span><text:span text:style-name="T5">', </text:span><text:span text:style-name="T8">'3.5</text:span><text:span text:style-name="T5">', </text:span><text:span text:style-name="T8">'4</text:span><text:span text:style-name="T5">', </text:span><text:span text:style-name="T8">'5.6</text:span><text:span text:style-name="T5">', </text:span><text:span text:style-name="T8">'a</text:span><text:span text:style-name="T5">', </text:span><text:span text:style-name="T8">'b</text:span><text:span text:style-name="T5">', </text:span><text:span text:style-name="T8">'c</text:span><text:span text:style-name="T5">']</text:span></text:p>
      <text:p text:style-name="P5">l = <text:span text:style-name="T25">[[1,-20,3], [2,-200,-3]]</text:span></text:p>
      <text:p text:style-name="P6">l.<text:span text:style-name="T1">sort</text:span>()</text:p>
      <text:p text:style-name="P6">l</text:p>
      <text:p text:style-name="P9"><text:span text:style-name="T4">[[</text:span><text:span text:style-name="T2">1</text:span><text:span text:style-name="T4">, </text:span><text:span text:style-name="T2">-20</text:span><text:span text:style-name="T4">, </text:span><text:span text:style-name="T2">3</text:span><text:span text:style-name="T4">], [</text:span><text:span text:style-name="T2">2</text:span><text:span text:style-name="T4">, </text:span><text:span text:style-name="T2">-200</text:span><text:span text:style-name="T4">, </text:span><text:span text:style-name="T2">-3</text:span><text:span text:style-name="T4">]]</text:span></text:p>
      <text:p text:style-name="P9"><text:span text:style-name="T4">l = </text:span><text:span text:style-name="T26">[[10,-20,-3], [2,-2,3]]</text:span></text:p>
      <text:p text:style-name="P29"><text:span text:style-name="T5">l.</text:span><text:span text:style-name="T11">sort</text:span><text:span text:style-name="T5">()</text:span></text:p>
      <text:p text:style-name="P12">l</text:p>
      <text:p text:style-name="P9"><text:span text:style-name="T4">[[</text:span><text:span text:style-name="T2">2</text:span><text:span text:style-name="T4">, </text:span><text:span text:style-name="T2">-2</text:span><text:span text:style-name="T4">, </text:span><text:span text:style-name="T2">3</text:span><text:span text:style-name="T4">], [</text:span><text:span text:style-name="T2">10</text:span><text:span text:style-name="T4">, </text:span><text:span text:style-name="T2">-20</text:span><text:span text:style-name="T4">, </text:span><text:span text:style-name="T2">-3</text:span><text:span text:style-name="T4">]]</text:span></text:p>
      <text:p text:style-name="P9"><text:span text:style-name="T4">l = </text:span><text:span text:style-name="T26">[[10,-20,-3], [10,-25,3]]</text:span></text:p>
      <text:p text:style-name="P29"><text:span text:style-name="T5">l.</text:span><text:span text:style-name="T11">sort</text:span><text:span text:style-name="T5">()</text:span></text:p>
      <text:p text:style-name="P12">l</text:p>
      <text:p text:style-name="P9"><text:span text:style-name="T4">[[</text:span><text:span text:style-name="T2">10</text:span><text:span text:style-name="T4">, </text:span><text:span text:style-name="T2">-25</text:span><text:span text:style-name="T4">, </text:span><text:span text:style-name="T2">3</text:span><text:span text:style-name="T4">], [</text:span><text:span text:style-name="T2">10</text:span><text:span text:style-name="T4">, </text:span><text:span text:style-name="T2">-20</text:span><text:span text:style-name="T4">, </text:span><text:span text:style-name="T2">-3</text:span><text:span text:style-name="T4">]]</text:span></text:p>
      <text:p text:style-name="P9"><text:span text:style-name="T4">l = [[</text:span><text:span text:style-name="T26">"a"</text:span><text:span text:style-name="T4">, </text:span><text:span text:style-name="T26">"b"</text:span><text:span text:style-name="T4">, </text:span><text:span text:style-name="T26">"c"</text:span><text:span text:style-name="T4">], [</text:span><text:span text:style-name="T2">2</text:span><text:span text:style-name="T4">,</text:span><text:span text:style-name="T2">-200</text:span><text:span text:style-name="T4">,</text:span><text:span text:style-name="T2">-3</text:span><text:span text:style-name="T4">]]</text:span></text:p>
      <text:p text:style-name="P29"><text:span text:style-name="T5">l.</text:span><text:span text:style-name="T11">sort</text:span><text:span text:style-name="T5">()</text:span></text:p>
      <text:p text:style-name="P10">---------------------------------------------------------------------------</text:p>
      <text:p text:style-name="P32"><text:span text:style-name="T5">TypeError <text:s text:c="32"/>Traceback (most recent </text:span><text:span text:style-name="T7">call</text:span><text:span text:style-name="T5"> </text:span><text:span text:style-name="T7">last</text:span><text:span text:style-name="T5">)</text:span></text:p>
      <text:p text:style-name="P6">&lt;ipython-input<text:span text:style-name="T1">-169</text:span>-fb07ac7c73ab&gt; <text:span text:style-name="T31">in</text:span> &lt;<text:span text:style-name="T31">module</text:span>&gt;</text:p>
      <text:p text:style-name="P11">----&gt; 1 l.sort()</text:p>
      <text:p text:style-name="P8"><text:soft-page-break/><text:span text:style-name="T4">TypeError: </text:span><text:span text:style-name="T26">'&lt;'</text:span><text:span text:style-name="T4"> </text:span><text:span text:style-name="T32">not</text:span><text:span text:style-name="T4"> supported </text:span><text:span text:style-name="T32">between</text:span><text:span text:style-name="T4"> instances </text:span><text:span text:style-name="T32">of</text:span><text:span text:style-name="T4"> </text:span><text:span text:style-name="T26">'int'</text:span><text:span text:style-name="T4"> </text:span><text:span text:style-name="T32">and</text:span><text:span text:style-name="T4"> </text:span><text:span text:style-name="T26">'str'</text:span></text:p>
      <text:p text:style-name="P12">l</text:p>
      <text:p text:style-name="P9"><text:span text:style-name="T4">[['a', 'b', 'c'], [</text:span><text:span text:style-name="T2">2</text:span><text:span text:style-name="T4">, </text:span><text:span text:style-name="T2">-200</text:span><text:span text:style-name="T4">, </text:span><text:span text:style-name="T2">-3</text:span><text:span text:style-name="T4">]]</text:span></text:p>
      <text:p text:style-name="P9"><text:span text:style-name="T4">l = </text:span><text:span text:style-name="T26">[[200, "b", "c"], [2,-200,-3,10]]</text:span></text:p>
      <text:p text:style-name="P29"><text:span text:style-name="T5">l.</text:span><text:span text:style-name="T11">sort</text:span><text:span text:style-name="T5">()</text:span></text:p>
      <text:p text:style-name="P12">l</text:p>
      <text:p text:style-name="P9"><text:span text:style-name="T4">[[</text:span><text:span text:style-name="T2">2</text:span><text:span text:style-name="T4">, </text:span><text:span text:style-name="T2">-200</text:span><text:span text:style-name="T4">, </text:span><text:span text:style-name="T2">-3</text:span><text:span text:style-name="T4">, </text:span><text:span text:style-name="T2">10</text:span><text:span text:style-name="T4">], [</text:span><text:span text:style-name="T2">200</text:span><text:span text:style-name="T4">, 'b', 'c']]</text:span></text:p>
      <text:p text:style-name="P29"><text:span text:style-name="T5">l = </text:span><text:span text:style-name="T8">[[200, "b", "c"], [200,-200,-3,10]]</text:span></text:p>
      <text:p text:style-name="P29"><text:span text:style-name="T5">l.</text:span><text:span text:style-name="T11">sort</text:span><text:span text:style-name="T5">()</text:span></text:p>
      <text:p text:style-name="P10">---------------------------------------------------------------------------</text:p>
      <text:p text:style-name="P32"><text:span text:style-name="T5">TypeError <text:s text:c="32"/>Traceback (most recent </text:span><text:span text:style-name="T7">call</text:span><text:span text:style-name="T5"> </text:span><text:span text:style-name="T7">last</text:span><text:span text:style-name="T5">)</text:span></text:p>
      <text:p text:style-name="P6">&lt;ipython-input<text:span text:style-name="T1">-175</text:span>-fb07ac7c73ab&gt; <text:span text:style-name="T31">in</text:span> &lt;<text:span text:style-name="T31">module</text:span>&gt;</text:p>
      <text:p text:style-name="P11">----&gt; 1 l.sort()</text:p>
      <text:p text:style-name="P6">TypeError: <text:span text:style-name="T25">'&lt;'</text:span> <text:span text:style-name="T31">not</text:span> supported <text:span text:style-name="T31">between</text:span> instances <text:span text:style-name="T31">of</text:span> <text:span text:style-name="T25">'int'</text:span> <text:span text:style-name="T31">and</text:span> <text:span text:style-name="T25">'str'</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24" text:outline-level="1"><text:soft-page-break/>Tuple</text:h>
      <text:list text:style-name="L47">
        <text:list-item>
          <text:p text:style-name="P118"><text:span text:style-name="Source_20_Text"><text:span text:style-name="T14"><text:s/>tuple</text:span></text:span><text:span text:style-name="T17"> veri tipi listeler gibi birden çok veri tipini bir arada tutmamızı sağlar.</text:span></text:p>
        </text:list-item>
      </text:list>
      <text:list text:style-name="L48">
        <text:list-item>
          <text:p text:style-name="P119"><text:span text:style-name="T17"><text:s/>listelerden farklı olarak </text:span><text:span text:style-name="Source_20_Text"><text:span text:style-name="T14">tuple</text:span></text:span><text:span text:style-name="T17">'lar </text:span><text:span text:style-name="Source_20_Text"><text:span text:style-name="T14">immutable</text:span></text:span><text:span text:style-name="T17">dır.</text:span></text:p>
        </text:list-item>
      </text:list>
      <text:list text:style-name="L49">
        <text:list-item>
          <text:p text:style-name="P120"><text:span text:style-name="T17"><text:s/>Mesela bir deniz fenerinin konumunu belirtmek istiyoruz. bunun </text:span><text:span text:style-name="Source_20_Text"><text:span text:style-name="T14">x</text:span></text:span><text:span text:style-name="T17"> ve </text:span><text:span text:style-name="Source_20_Text"><text:span text:style-name="T14">y</text:span></text:span><text:span text:style-name="T17"> koordinat değerleri var (x,y). Deniz fenerini söküp götüremiyoruz, ben bu iki değerin sabit, değiştirilemez olmasını istiyorum. Burada bu iki değeri tutmak için </text:span><text:span text:style-name="Source_20_Text"><text:span text:style-name="T14">tuple</text:span></text:span><text:span text:style-name="T17"> kullanmam mantıklı olabilir.</text:span></text:p>
        </text:list-item>
      </text:list>
      <text:list text:style-name="L50">
        <text:list-item>
          <text:p text:style-name="P76"><text:s/>Değişmeyeceğini bildiğim değerleri bir arada tutmak için.</text:p>
        </text:list-item>
      </text:list>
      <text:list text:style-name="L51">
        <text:list-item>
          <text:p text:style-name="P121"><text:span text:style-name="Source_20_Text"><text:span text:style-name="T14"><text:s/>tuple</text:span></text:span><text:span text:style-name="T17">'lar </text:span><text:span text:style-name="Source_20_Text"><text:span text:style-name="T14">(element1,element2...)</text:span></text:span><text:span text:style-name="T17"> şeklinde tanımlanır.</text:span></text:p>
        </text:list-item>
      </text:list>
      <text:list text:style-name="L52">
        <text:list-item>
          <text:p text:style-name="P122"><text:span text:style-name="Source_20_Text"><text:span text:style-name="T14"><text:s/>tuple</text:span></text:span><text:span text:style-name="T17">'lar listeler gibi farklı veri yapılarında elemanlardan oluşabilir. Elemanları </text:span><text:span text:style-name="Source_20_Text"><text:span text:style-name="T14">tuple</text:span></text:span><text:span text:style-name="T17"> bile olabilir.</text:span></text:p>
        </text:list-item>
      </text:list>
      <text:p text:style-name="P5">x = <text:span text:style-name="T1">10</text:span></text:p>
      <text:p text:style-name="P8"><text:span text:style-name="T4">y = </text:span><text:span text:style-name="T2">34</text:span></text:p>
      <text:p text:style-name="P5"><text:span text:style-name="T27">konum</text:span> = (<text:span text:style-name="T1">10</text:span>, <text:span text:style-name="T1">34</text:span>)</text:p>
      <text:list text:style-name="L53">
        <text:list-item>
          <text:p text:style-name="P77"><text:s/>Aynı listelerdeki gibi indexleme yapabiliyoruz.</text:p>
        </text:list-item>
      </text:list>
      <text:p text:style-name="P29"><text:span text:style-name="T9">konum</text:span><text:span text:style-name="T5">[</text:span><text:span text:style-name="T11">0</text:span><text:span text:style-name="T5">]</text:span></text:p>
      <text:p text:style-name="P5">10</text:p>
      <text:p text:style-name="P5">konum[:]</text:p>
      <text:p text:style-name="P5">(<text:span text:style-name="T1">10</text:span>, <text:span text:style-name="T1">34</text:span>)</text:p>
      <text:list text:style-name="L54">
        <text:list-item>
          <text:p text:style-name="P78"><text:s/>Ama değerlerini değiştiremiyoruz.</text:p>
        </text:list-item>
      </text:list>
      <text:p text:style-name="P9"><text:span text:style-name="T28">konum</text:span><text:span text:style-name="T4">[</text:span><text:span text:style-name="T2">0</text:span><text:span text:style-name="T4">] = </text:span><text:span text:style-name="T2">100</text:span></text:p>
      <text:p text:style-name="P10">---------------------------------------------------------------------------</text:p>
      <text:p text:style-name="P32"><text:span text:style-name="T5">TypeError <text:s text:c="32"/>Traceback (most recent </text:span><text:span text:style-name="T7">call</text:span><text:span text:style-name="T5"> last)</text:span></text:p>
      <text:p text:style-name="P6">&lt;ipython-<text:span text:style-name="T31">input</text:span><text:span text:style-name="T1">-7-62043221042</text:span>e&gt; <text:span text:style-name="T31">in</text:span> &lt;module&gt;</text:p>
      <text:p text:style-name="P11">----&gt; 1 konum[0] = 100</text:p>
      <text:p text:style-name="P32"><text:span text:style-name="T5">TypeError: </text:span><text:span text:style-name="T8">'tuple'</text:span><text:span text:style-name="T5"> </text:span><text:span text:style-name="T7">object</text:span><text:span text:style-name="T5"> does </text:span><text:span text:style-name="T7">not</text:span><text:span text:style-name="T5"> support item assignment</text:span></text:p>
      <text:list text:style-name="L55">
        <text:list-item>
          <text:p text:style-name="P79"><text:s/>Farklı veri tipleri barındırabiliyor.</text:p>
        </text:list-item>
      </text:list>
      <text:p text:style-name="P29"><text:span text:style-name="T9">t</text:span><text:span text:style-name="T5"> = (</text:span><text:span text:style-name="T11">1</text:span><text:span text:style-name="T5">,</text:span><text:span text:style-name="T11">2</text:span><text:span text:style-name="T5">,</text:span><text:span text:style-name="T11">3</text:span><text:span text:style-name="T5">,</text:span><text:span text:style-name="T8">"a"</text:span><text:span text:style-name="T5">)</text:span></text:p>
      <text:p text:style-name="P12">t</text:p>
      <text:p text:style-name="P29"><text:span text:style-name="T5">(</text:span><text:span text:style-name="T22">1</text:span><text:span text:style-name="T5">, </text:span><text:span text:style-name="T11">2</text:span><text:span text:style-name="T5">, </text:span><text:span text:style-name="T11">3</text:span><text:span text:style-name="T5">, </text:span><text:span text:style-name="T8">'a</text:span><text:span text:style-name="T5">')</text:span></text:p>
      <text:p text:style-name="P29"><text:span text:style-name="T9">t</text:span><text:span text:style-name="T5"> = ((</text:span><text:span text:style-name="T11">1</text:span><text:span text:style-name="T5">,</text:span><text:span text:style-name="T11">2</text:span><text:span text:style-name="T5">),</text:span><text:span text:style-name="T11">3</text:span><text:span text:style-name="T5">)</text:span></text:p>
      <text:p text:style-name="P12"><text:soft-page-break/>t</text:p>
      <text:p text:style-name="P9"><text:span text:style-name="T28">t</text:span><text:span text:style-name="T4">[</text:span><text:span text:style-name="T2">0</text:span><text:span text:style-name="T4">]</text:span></text:p>
      <text:p text:style-name="P29"><text:span text:style-name="T5">(</text:span><text:span text:style-name="T11">1</text:span><text:span text:style-name="T5">, </text:span><text:span text:style-name="T11">2</text:span><text:span text:style-name="T5">)</text:span></text:p>
      <text:p text:style-name="P9"><text:span text:style-name="T28">t</text:span><text:span text:style-name="T4">[</text:span><text:span text:style-name="T2">1</text:span><text:span text:style-name="T4">]</text:span></text:p>
      <text:p text:style-name="P5">3</text:p>
      <text:p text:style-name="P29"><text:span text:style-name="T9">t</text:span><text:span text:style-name="T5"> = ([</text:span><text:span text:style-name="T11">1</text:span><text:span text:style-name="T5">,</text:span><text:span text:style-name="T11">2</text:span><text:span text:style-name="T5">,</text:span><text:span text:style-name="T11">3</text:span><text:span text:style-name="T5">],</text:span><text:span text:style-name="T11">2</text:span><text:span text:style-name="T5">,(</text:span><text:span text:style-name="T11">1</text:span><text:span text:style-name="T5">,</text:span><text:span text:style-name="T11">2</text:span><text:span text:style-name="T5">))</text:span></text:p>
      <text:p text:style-name="P12">t</text:p>
      <text:p text:style-name="P29"><text:span text:style-name="T5">([</text:span><text:span text:style-name="T11">1</text:span><text:span text:style-name="T5">, </text:span><text:span text:style-name="T11">2</text:span><text:span text:style-name="T5">, </text:span><text:span text:style-name="T11">3</text:span><text:span text:style-name="T5">], </text:span><text:span text:style-name="T11">2</text:span><text:span text:style-name="T5">, (</text:span><text:span text:style-name="T11">1</text:span><text:span text:style-name="T5">, </text:span><text:span text:style-name="T11">2</text:span><text:span text:style-name="T5">))</text:span></text:p>
      <text:p text:style-name="P9"><text:span text:style-name="T28">t</text:span><text:span text:style-name="T4">[</text:span><text:span text:style-name="T2">0</text:span><text:span text:style-name="T4">][</text:span><text:span text:style-name="T2">0</text:span><text:span text:style-name="T4">] = </text:span><text:span text:style-name="T2">23</text:span></text:p>
      <text:p text:style-name="P12">t</text:p>
      <text:p text:style-name="P29"><text:span text:style-name="T5">([</text:span><text:span text:style-name="T11">23</text:span><text:span text:style-name="T5">, </text:span><text:span text:style-name="T11">2</text:span><text:span text:style-name="T5">, </text:span><text:span text:style-name="T11">3</text:span><text:span text:style-name="T5">], </text:span><text:span text:style-name="T11">2</text:span><text:span text:style-name="T5">, (</text:span><text:span text:style-name="T11">1</text:span><text:span text:style-name="T5">, </text:span><text:span text:style-name="T11">2</text:span><text:span text:style-name="T5">))</text:span></text:p>
      <text:p text:style-name="P9"><text:span text:style-name="T4">l = </text:span><text:span text:style-name="T26">[[1,2,3], [10,20]]</text:span></text:p>
      <text:p text:style-name="P12">l</text:p>
      <text:p text:style-name="P5">[[<text:span text:style-name="T1">1</text:span>, <text:span text:style-name="T1">2</text:span>, <text:span text:style-name="T1">3</text:span>], [<text:span text:style-name="T1">10</text:span>, <text:span text:style-name="T1">20</text:span>]]</text:p>
      <text:h text:style-name="P1" text:outline-level="2"/>
      <text:h text:style-name="P21" text:outline-level="2">Elemanların Değerlerini Değiştirmek</text:h>
      <text:list text:style-name="L56">
        <text:list-item>
          <text:p text:style-name="P80"><text:s/>Diyelim ki x ve y'nin değerlerini değiştirmek istiyorum.</text:p>
        </text:list-item>
      </text:list>
      <text:p text:style-name="P5">x = <text:span text:style-name="T1">2</text:span></text:p>
      <text:p text:style-name="P35"><text:span text:style-name="T13">y = </text:span><text:span text:style-name="T11">3</text:span></text:p>
      <text:list text:style-name="L57">
        <text:list-item>
          <text:p text:style-name="P81"><text:s/>bunu şöyle yapabiliriz.</text:p>
        </text:list-item>
      </text:list>
      <text:p text:style-name="P5">temp = x</text:p>
      <text:p text:style-name="P6">x = y</text:p>
      <text:p text:style-name="P6">y = temp</text:p>
      <text:p text:style-name="P12">x</text:p>
      <text:p text:style-name="P5">3</text:p>
      <text:p text:style-name="P12">y</text:p>
      <text:p text:style-name="P5">2</text:p>
      <text:list text:style-name="L58">
        <text:list-item>
          <text:p text:style-name="P82"><text:s/>Ama bunu tuple'lar ile 1 satırda yapabiliriz.</text:p>
        </text:list-item>
      </text:list>
      <text:p text:style-name="P5"><text:soft-page-break/>x = <text:span text:style-name="T1">2</text:span></text:p>
      <text:p text:style-name="P8"><text:span text:style-name="T4">y = </text:span><text:span text:style-name="T2">3</text:span></text:p>
      <text:p text:style-name="P29"><text:span text:style-name="T6">(x, y)</text:span><text:span text:style-name="T5"> = </text:span><text:span text:style-name="T6">(y, x)</text:span></text:p>
      <text:p text:style-name="P12">x</text:p>
      <text:p text:style-name="P25">3</text:p>
      <text:p text:style-name="P25"/>
      <text:p text:style-name="P12">y</text:p>
      <text:p text:style-name="P25">2</text:p>
      <text:list text:style-name="L59">
        <text:list-item>
          <text:p text:style-name="P123"><text:span text:style-name="T17"><text:s/>parantez koymamıza da gerek yok. 1,2,3,"a"... gibi parantezsiz belirtsek de Python onu </text:span><text:span text:style-name="Source_20_Text"><text:span text:style-name="T23">tuple</text:span></text:span><text:span text:style-name="Source_20_Text"><text:span text:style-name="T24"> </text:span></text:span><text:span text:style-name="T17">olarak görüyor.</text:span></text:p>
        </text:list-item>
      </text:list>
      <text:p text:style-name="P5"><text:span text:style-name="T27">1</text:span>,<text:span text:style-name="T1">2</text:span>,<text:span text:style-name="T1">3</text:span>,<text:span text:style-name="T1">4</text:span></text:p>
      <text:p text:style-name="P25">(1, 2, 3, 4)</text:p>
      <text:p text:style-name="P25"/>
      <text:p text:style-name="P5"><text:span text:style-name="T27">a</text:span> = <text:span text:style-name="T1">1</text:span>,<text:span text:style-name="T1">2</text:span>,<text:span text:style-name="T1">3</text:span>,<text:span text:style-name="T1">4</text:span></text:p>
      <text:p text:style-name="P13">a</text:p>
      <text:p text:style-name="P25">(1, 2, 3, 4)</text:p>
      <text:p text:style-name="P25"/>
      <text:p text:style-name="P5"><text:span text:style-name="T31">type</text:span>(a)</text:p>
      <text:p text:style-name="P25">tuple</text:p>
      <text:p text:style-name="P25"/>
      <text:p text:style-name="P5">x = <text:span text:style-name="T1">2</text:span></text:p>
      <text:p text:style-name="P8"><text:span text:style-name="T4">y = </text:span><text:span text:style-name="T2">3</text:span></text:p>
      <text:p text:style-name="P5"><text:span text:style-name="T31">x</text:span>, y = y, <text:span text:style-name="T31">x</text:span></text:p>
      <text:p text:style-name="P15">x</text:p>
      <text:p text:style-name="P25">3</text:p>
      <text:p text:style-name="P25"/>
      <text:p text:style-name="P12">y</text:p>
      <text:p text:style-name="P25">2</text:p>
      <text:p text:style-name="P25"/>
      <text:p text:style-name="P5">x = <text:span text:style-name="T1">2</text:span></text:p>
      <text:p text:style-name="P8"><text:span text:style-name="T4">y = </text:span><text:span text:style-name="T2">3</text:span></text:p>
      <text:p text:style-name="P29"><text:span text:style-name="T5">[</text:span><text:span text:style-name="T7">x</text:span><text:span text:style-name="T5">, y] = [y, </text:span><text:span text:style-name="T7">x</text:span><text:span text:style-name="T5">]</text:span></text:p>
      <text:p text:style-name="P14">x</text:p>
      <text:p text:style-name="P25">3</text:p>
      <text:p text:style-name="P25"/>
      <text:p text:style-name="P12">y</text:p>
      <text:p text:style-name="P25">2</text:p>
      <text:p text:style-name="P34"/>
      <text:h text:style-name="P24" text:outline-level="1"><text:soft-page-break/>Tuple ve List'lerde Eleman Kontrolü</text:h>
      <text:list text:style-name="L60">
        <text:list-item>
          <text:p text:style-name="P124"><text:span text:style-name="T17"><text:s/>Belirli bir eleman listede veya tuple'da var mı diye </text:span><text:span text:style-name="Source_20_Text"><text:span text:style-name="T14">in</text:span></text:span><text:span text:style-name="T17"> keyword'ü ile sorgu yapabilirim.</text:span></text:p>
        </text:list-item>
      </text:list>
      <text:p text:style-name="P9"><text:span text:style-name="T4">l = [</text:span><text:span text:style-name="T2">1</text:span><text:span text:style-name="T4">,</text:span><text:span text:style-name="T2">2</text:span><text:span text:style-name="T4">,</text:span><text:span text:style-name="T2">3</text:span><text:span text:style-name="T4">,</text:span><text:span text:style-name="T2">4</text:span><text:span text:style-name="T4">]</text:span></text:p>
      <text:p text:style-name="P29"><text:span text:style-name="T8">40 </text:span><text:span text:style-name="T5">in l</text:span></text:p>
      <text:p text:style-name="P28">False</text:p>
      <text:p text:style-name="P29"><text:span text:style-name="T8">2 </text:span><text:span text:style-name="T5">in l</text:span></text:p>
      <text:p text:style-name="P28">True</text:p>
      <text:p text:style-name="P29"><text:span text:style-name="T9">t</text:span><text:span text:style-name="T5"> = (</text:span><text:span text:style-name="T11">1</text:span><text:span text:style-name="T5">,</text:span><text:span text:style-name="T11">2</text:span><text:span text:style-name="T5">,</text:span><text:span text:style-name="T11">3</text:span><text:span text:style-name="T5">,</text:span><text:span text:style-name="T11">4</text:span><text:span text:style-name="T5">)</text:span></text:p>
      <text:p text:style-name="P29"><text:span text:style-name="T8">40 </text:span><text:span text:style-name="T5">in t</text:span></text:p>
      <text:p text:style-name="P28">False</text:p>
      <text:p text:style-name="P29"><text:span text:style-name="T8">3 </text:span><text:span text:style-name="T5">in t</text:span></text:p>
      <text:p text:style-name="P42">Tru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47" text:outline-level="1"><text:soft-page-break/>Dictionaries</text:h>
      <text:list text:style-name="L61">
        <text:list-item>
          <text:p text:style-name="P84"><text:s/>Listeler bize bir arada tutulması anlamlı olacak verileri bir arada tutma gücü verir.</text:p>
        </text:list-item>
      </text:list>
      <text:list text:style-name="L62">
        <text:list-item>
          <text:p text:style-name="P85"><text:s/>Mesela bir sınıftaki 3 öğrencinin sınavdan aldıkları notlar:</text:p>
        </text:list-item>
      </text:list>
      <text:p text:style-name="P37"><text:span text:style-name="T12">notlar = [</text:span><text:span text:style-name="T10">80</text:span><text:span text:style-name="T12">,</text:span><text:span text:style-name="T10">72</text:span><text:span text:style-name="T12">,</text:span><text:span text:style-name="T10">95</text:span><text:span text:style-name="T12">]</text:span></text:p>
      <text:list text:style-name="L63">
        <text:list-item>
          <text:p text:style-name="P99"><text:s/>Bu listedeki 1. eleman ilk öğrenciyi, 2. eleman 2. öğrenciyi, 3. eleman...</text:p>
        </text:list-item>
      </text:list>
      <text:list text:style-name="L64">
        <text:list-item>
          <text:p text:style-name="P100"><text:s/>Ben aynı zamanda bu öğrencilerin isimlerini de tutmak istiyorsam, isimleri için ayrı bir liste oluşturmam lazım. Kuracağım mantık için bu iki listenin eleman sayısı aynı olmalı. notlar[0] bana ilk öğrencinin notunu, isim[0] bana ilk öğrencinin notunu verecek.</text:p>
        </text:list-item>
      </text:list>
      <text:p text:style-name="P29"><text:span text:style-name="T5">isim = [</text:span><text:span text:style-name="T8">"Deniz"</text:span><text:span text:style-name="T5">, </text:span><text:span text:style-name="T8">"Ege"</text:span><text:span text:style-name="T5">, </text:span><text:span text:style-name="T8">"Gizem"</text:span><text:span text:style-name="T5">]</text:span></text:p>
      <text:p text:style-name="P29"><text:span text:style-name="T9">isim</text:span><text:span text:style-name="T5">[</text:span><text:span text:style-name="T11">0</text:span><text:span text:style-name="T5">]</text:span></text:p>
      <text:p text:style-name="P9"><text:span text:style-name="T26">'Deniz</text:span><text:span text:style-name="T4">'</text:span></text:p>
      <text:p text:style-name="P29"><text:span text:style-name="T9">notlar</text:span><text:span text:style-name="T5">[</text:span><text:span text:style-name="T11">0</text:span><text:span text:style-name="T5">]</text:span></text:p>
      <text:p text:style-name="P5">80</text:p>
      <text:p text:style-name="P29"><text:span text:style-name="T21">print</text:span><text:span text:style-name="T11">(isim[0], </text:span><text:span text:style-name="T8">"adlı öğrencinin notu"</text:span><text:span text:style-name="T11">, notlar[0])</text:span></text:p>
      <text:p text:style-name="P36"><text:span text:style-name="T9">Deniz</text:span><text:span text:style-name="T13"> adlı öğrencinin notu </text:span><text:span text:style-name="T11">80</text:span></text:p>
      <text:list text:style-name="L65">
        <text:list-item>
          <text:p text:style-name="P86"><text:s/>Öğrenci numaralarını tutmak istiyorsam bunu için de ayrı bir liste oluşturmam lazım.</text:p>
        </text:list-item>
      </text:list>
      <text:p text:style-name="P9"><text:span text:style-name="T4">no = [</text:span><text:span text:style-name="T2">703</text:span><text:span text:style-name="T4">, </text:span><text:span text:style-name="T2">408</text:span><text:span text:style-name="T4">, </text:span><text:span text:style-name="T2">690</text:span><text:span text:style-name="T4">]</text:span></text:p>
      <text:p text:style-name="P29"><text:span text:style-name="T9">isim</text:span><text:span text:style-name="T5">[</text:span><text:span text:style-name="T11">0</text:span><text:span text:style-name="T5">]</text:span></text:p>
      <text:p text:style-name="P29"><text:span text:style-name="T9">notlar</text:span><text:span text:style-name="T5">[</text:span><text:span text:style-name="T11">0</text:span><text:span text:style-name="T5">]</text:span></text:p>
      <text:p text:style-name="P29"><text:span text:style-name="T9">no</text:span><text:span text:style-name="T5">[</text:span><text:span text:style-name="T11">0</text:span><text:span text:style-name="T5">]</text:span></text:p>
      <text:list text:style-name="L66">
        <text:list-item>
          <text:p text:style-name="P87"><text:s/>Her farklı bilgi için yeni bir liste oluşturmam gerekiyor.</text:p>
        </text:list-item>
      </text:list>
      <text:list text:style-name="L67">
        <text:list-item>
          <text:p text:style-name="P88"><text:s/>Aynı elemanı ifade eden mantıklar listeler arası aynı indexte tutuluyor. (isim[0]'ın notu notlar[0])</text:p>
        </text:list-item>
      </text:list>
      <text:list text:style-name="L68">
        <text:list-item>
          <text:p text:style-name="P89"><text:s/>Bu yapılabilir ama optimal olmayan bir yaklaşım. Karışıklık çıkması çok muhtemel.</text:p>
        </text:list-item>
      </text:list>
      <text:list text:style-name="L69">
        <text:list-item>
          <text:p text:style-name="P90"><text:s/>İstediğim kısmı almanın daha kolay bir yolu olabilir mi? Sadece bir veri yapısı kullansam... Ayrı ayrı listeler kullanmasam...</text:p>
        </text:list-item>
      </text:list>
      <text:list text:style-name="L70">
        <text:list-item>
          <text:p text:style-name="P125"><text:span text:style-name="T17"><text:s/>Evet bunu yapabiliriz! Bunun için </text:span><text:span text:style-name="Source_20_Text"><text:span text:style-name="T14">dictionary</text:span></text:span><text:span text:style-name="T17"> veri yapısını göreceğiz.</text:span></text:p>
        </text:list-item>
      </text:list>
      <text:list text:style-name="L71">
        <text:list-item>
          <text:p text:style-name="P126"><text:span text:style-name="Source_20_Text"><text:span text:style-name="T14"><text:s/>Dictionary</text:span></text:span><text:span text:style-name="T17"> yapısının elemanlarına erişmek için belirli </text:span><text:span text:style-name="Source_20_Text"><text:span text:style-name="T14">key</text:span></text:span><text:span text:style-name="T17">ler kullanacağız ve o da bize </text:span><text:span text:style-name="Source_20_Text"><text:span text:style-name="T14">value</text:span></text:span><text:span text:style-name="T17">'lar verecek.</text:span></text:p>
        </text:list-item>
      </text:list>
      <text:list text:style-name="L72">
        <text:list-item>
          <text:p text:style-name="P127"><text:span text:style-name="T17"><text:s/>dictionary'leri süslü parantez </text:span><text:span text:style-name="Source_20_Text"><text:span text:style-name="T14">{}</text:span></text:span><text:span text:style-name="T17"> ile belirteceğiz.</text:span></text:p>
        </text:list-item>
      </text:list>
      <text:list text:style-name="L73">
        <text:list-item>
          <text:p text:style-name="P128"><text:span text:style-name="T17"><text:s/>Formumuz </text:span><text:span text:style-name="Source_20_Text"><text:span text:style-name="T14">{key1:value1, key2:value2...}</text:span></text:span><text:span text:style-name="T17"> şeklinde olacak.</text:span></text:p>
        </text:list-item>
      </text:list>
      <text:list text:style-name="L74">
        <text:list-item>
          <text:p text:style-name="P129"><text:soft-page-break/><text:span text:style-name="T17"><text:s/>Elemanlarına ulaşmak için öbür non-scalar veri tiplerinde yaptığımız gibi </text:span><text:span text:style-name="Source_20_Text"><text:span text:style-name="T14">[]</text:span></text:span><text:span text:style-name="T17"> kullanacağız. Ama - </text:span><text:span text:style-name="Source_20_Text"><text:span text:style-name="T14">dictionary</text:span></text:span><text:span text:style-name="T17">'lerin elemanlarına ulaşmak için belirlediğimiz </text:span><text:span text:style-name="Source_20_Text"><text:span text:style-name="T14">key</text:span></text:span><text:span text:style-name="T17">leri kullanacağız, integer indexing değil.</text:span></text:p>
        </text:list-item>
      </text:list>
      <text:list text:style-name="L75">
        <text:list-item>
          <text:p text:style-name="P130"><text:span text:style-name="Source_20_Text"><text:span text:style-name="T14"><text:s/>dictionary</text:span></text:span><text:span text:style-name="T17">'lerin keyleri </text:span><text:span text:style-name="Source_20_Text"><text:span text:style-name="T14">immutable</text:span></text:span><text:span text:style-name="T17"> herhangi bir yapıda olabilir. </text:span><text:span text:style-name="Source_20_Text"><text:span text:style-name="T14">value</text:span></text:span><text:span text:style-name="T17">'lar </text:span><text:span text:style-name="Source_20_Text"><text:span text:style-name="T14">mutable</text:span></text:span><text:span text:style-name="T17"> da </text:span><text:span text:style-name="Source_20_Text"><text:span text:style-name="T14">immutable</text:span></text:span><text:span text:style-name="T17"> da olabilir. int, float, bool, string, list, tuple, set, even dictionaries itself!</text:span></text:p>
        </text:list-item>
      </text:list>
      <text:p text:style-name="P29"><text:span text:style-name="T9">notlar</text:span><text:span text:style-name="T5"> = {</text:span><text:span text:style-name="T8">"Deniz"</text:span><text:span text:style-name="T5">: </text:span><text:span text:style-name="T11">80</text:span><text:span text:style-name="T5">, </text:span><text:span text:style-name="T8">"Ege"</text:span><text:span text:style-name="T5">:</text:span><text:span text:style-name="T11">72</text:span><text:span text:style-name="T5">, </text:span><text:span text:style-name="T8">"Gizem"</text:span><text:span text:style-name="T5">: </text:span><text:span text:style-name="T11">95</text:span><text:span text:style-name="T5">}</text:span></text:p>
      <text:p text:style-name="P29"><text:span text:style-name="T5">notlar[</text:span><text:span text:style-name="T8">"Ege"</text:span><text:span text:style-name="T5">]</text:span></text:p>
      <text:p text:style-name="P5">72</text:p>
      <text:p text:style-name="P29"><text:span text:style-name="T5">notlar[</text:span><text:span text:style-name="T8">"Gizem"</text:span><text:span text:style-name="T5">]</text:span></text:p>
      <text:p text:style-name="P5">95</text:p>
      <text:p text:style-name="P29"><text:span text:style-name="T9">ogrenciler</text:span><text:span text:style-name="T5"> = {</text:span><text:span text:style-name="T8">"Deniz"</text:span><text:span text:style-name="T5">: {</text:span><text:span text:style-name="T8">"not"</text:span><text:span text:style-name="T5">:</text:span><text:span text:style-name="T11">80</text:span><text:span text:style-name="T5">, </text:span><text:span text:style-name="T8">"ogrenci_no"</text:span><text:span text:style-name="T5">:</text:span><text:span text:style-name="T11">703</text:span><text:span text:style-name="T5">}, </text:span><text:span text:style-name="T8">"Ege"</text:span><text:span text:style-name="T5">:{</text:span><text:span text:style-name="T8">"not"</text:span><text:span text:style-name="T5">:</text:span><text:span text:style-name="T11">72</text:span><text:span text:style-name="T5">, </text:span><text:span text:style-name="T8">"ogrenci_no"</text:span><text:span text:style-name="T5">:</text:span><text:span text:style-name="T11">408</text:span><text:span text:style-name="T5">}, </text:span><text:span text:style-name="T8">"Gizem"</text:span><text:span text:style-name="T5">: {</text:span><text:span text:style-name="T8">"not"</text:span><text:span text:style-name="T5">:</text:span><text:span text:style-name="T11">95</text:span><text:span text:style-name="T5">, </text:span><text:span text:style-name="T8">"ogrenci_no"</text:span><text:span text:style-name="T5">:</text:span><text:span text:style-name="T11">690</text:span><text:span text:style-name="T5">}}</text:span></text:p>
      <text:p text:style-name="P29"><text:span text:style-name="T5">ogrenciler[</text:span><text:span text:style-name="T8">"Ege"</text:span><text:span text:style-name="T5">]</text:span></text:p>
      <text:p text:style-name="P29"><text:span text:style-name="T5">{'not': </text:span><text:span text:style-name="T11">72</text:span><text:span text:style-name="T5">, 'ogrenci_no': </text:span><text:span text:style-name="T11">408</text:span><text:span text:style-name="T5">}</text:span></text:p>
      <text:p text:style-name="P29"><text:span text:style-name="T5">ogrenciler[</text:span><text:span text:style-name="T8">"Ege"</text:span><text:span text:style-name="T5">][</text:span><text:span text:style-name="T8">"not"</text:span><text:span text:style-name="T5">]</text:span></text:p>
      <text:p text:style-name="P5">72</text:p>
      <text:p text:style-name="P29"><text:span text:style-name="T5">ogrenciler[</text:span><text:span text:style-name="T8">"Ege"</text:span><text:span text:style-name="T5">][</text:span><text:span text:style-name="T8">"ogrenci_no"</text:span><text:span text:style-name="T5">]</text:span></text:p>
      <text:p text:style-name="P5">408</text:p>
      <text:h text:style-name="P31" text:outline-level="2"/>
      <text:h text:style-name="P21" text:outline-level="2">Olmayan Bir Eleman Sorgulamak</text:h>
      <text:list text:style-name="L76">
        <text:list-item>
          <text:p text:style-name="P91"><text:s/>Olmayan bir key ile eleman sorgusu yaparsak hata alırız.</text:p>
        </text:list-item>
      </text:list>
      <text:p text:style-name="P12">notlar</text:p>
      <text:p text:style-name="P29"><text:span text:style-name="T5">{'Deniz': </text:span><text:span text:style-name="T11">80</text:span><text:span text:style-name="T5">, 'Ege': </text:span><text:span text:style-name="T11">72</text:span><text:span text:style-name="T5">, 'Gizem': </text:span><text:span text:style-name="T11">95</text:span><text:span text:style-name="T5">}</text:span></text:p>
      <text:p text:style-name="P29"><text:span text:style-name="T5">notlar[</text:span><text:span text:style-name="T8">"Mert"</text:span><text:span text:style-name="T5">]</text:span></text:p>
      <text:p text:style-name="P10">---------------------------------------------------------------------------</text:p>
      <text:p text:style-name="P32"><text:span text:style-name="T5">KeyError <text:s text:c="33"/>Traceback (most recent </text:span><text:span text:style-name="T7">call</text:span><text:span text:style-name="T5"> </text:span><text:span text:style-name="T7">last</text:span><text:span text:style-name="T5">)</text:span></text:p>
      <text:p text:style-name="P6">&lt;ipython-input<text:span text:style-name="T1">-28-34561</text:span>f410cad&gt; <text:span text:style-name="T31">in</text:span> &lt;<text:span text:style-name="T31">module</text:span>&gt;</text:p>
      <text:p text:style-name="P11">----&gt; 1 notlar["Mert"]</text:p>
      <text:p text:style-name="P35"><text:span text:style-name="T13">KeyError: </text:span><text:span text:style-name="T8">'Mert'</text:span></text:p>
      <text:h text:style-name="P21" text:outline-level="2"><text:soft-page-break/>Integer Indexing ile Eleman Sorgusu Yapmak</text:h>
      <text:list text:style-name="L77">
        <text:list-item>
          <text:p text:style-name="P131"><text:span text:style-name="T17"><text:s/>Dictionary'ler </text:span><text:span text:style-name="Source_20_Text"><text:span text:style-name="T14">key-value</text:span></text:span><text:span text:style-name="T17"> mantığı ile çalışıyor. O yüzden biz </text:span><text:span text:style-name="Source_20_Text"><text:span text:style-name="T14">notlar[0]</text:span></text:span><text:span text:style-name="T17"> gibi bir sorgu yaptığımızda, </text:span><text:span text:style-name="Source_20_Text"><text:span text:style-name="T14">0</text:span></text:span><text:span text:style-name="T17"> diye bir key var mı diye bakıyor yoksa hata veriyor.</text:span></text:p>
        </text:list-item>
      </text:list>
      <text:p text:style-name="P29"><text:span text:style-name="T9">notlar</text:span><text:span text:style-name="T5">[</text:span><text:span text:style-name="T11">0</text:span><text:span text:style-name="T5">]</text:span></text:p>
      <text:p text:style-name="P10">---------------------------------------------------------------------------</text:p>
      <text:p text:style-name="P32"><text:span text:style-name="T5">KeyError <text:s text:c="33"/>Traceback (most recent </text:span><text:span text:style-name="T7">call</text:span><text:span text:style-name="T5"> </text:span><text:span text:style-name="T7">last</text:span><text:span text:style-name="T5">)</text:span></text:p>
      <text:p text:style-name="P6">&lt;ipython-input<text:span text:style-name="T1">-22</text:span>-f9b97209b450&gt; <text:span text:style-name="T31">in</text:span> &lt;<text:span text:style-name="T31">module</text:span>&gt;</text:p>
      <text:p text:style-name="P11">----&gt; 1 notlar[0]</text:p>
      <text:p text:style-name="P6">KeyError: <text:span text:style-name="T1">0</text:span></text:p>
      <text:h text:style-name="P1" text:outline-level="2"/>
      <text:h text:style-name="P21" text:outline-level="2">Value Değerlerini Değiştirmek</text:h>
      <text:list text:style-name="L78">
        <text:list-item>
          <text:p text:style-name="P92">Diyelim ki Ege'nin notu yanlış okunmuş, notunu 5 puan arttıracağız.</text:p>
        </text:list-item>
      </text:list>
      <text:p text:style-name="P12">notlar</text:p>
      <text:p text:style-name="P29"><text:span text:style-name="T5">{'Deniz': </text:span><text:span text:style-name="T11">80</text:span><text:span text:style-name="T5">, 'Ege': </text:span><text:span text:style-name="T11">72</text:span><text:span text:style-name="T5">, 'Gizem': </text:span><text:span text:style-name="T11">95</text:span><text:span text:style-name="T5">}</text:span></text:p>
      <text:p text:style-name="P9"><text:span text:style-name="T4">notlar[</text:span><text:span text:style-name="T26">"Ege"</text:span><text:span text:style-name="T4">] = notlar[</text:span><text:span text:style-name="T26">"Ege"</text:span><text:span text:style-name="T4">] + </text:span><text:span text:style-name="T2">5</text:span></text:p>
      <text:p text:style-name="P29"><text:span text:style-name="T5">notlar[</text:span><text:span text:style-name="T8">"Ege"</text:span><text:span text:style-name="T5">]</text:span></text:p>
      <text:p text:style-name="P5">77</text:p>
      <text:p text:style-name="P12">notlar</text:p>
      <text:p text:style-name="P5">{'Deniz': <text:span text:style-name="T1">80</text:span>, 'Ege': <text:span text:style-name="T1">77</text:span>, 'Gizem': <text:span text:style-name="T1">95</text:span>}</text:p>
      <text:h text:style-name="P1" text:outline-level="2"/>
      <text:h text:style-name="P21" text:outline-level="2">len()</text:h>
      <text:list text:style-name="L79">
        <text:list-item>
          <text:p text:style-name="P93">len() fonksiyonunu dictionary'lerde kullandığımız zaman bize kaç tane key varsa onun sayısını veriyor.</text:p>
        </text:list-item>
      </text:list>
      <text:p text:style-name="P12">notlar</text:p>
      <text:p text:style-name="P29"><text:span text:style-name="T5">{'Deniz': </text:span><text:span text:style-name="T11">80</text:span><text:span text:style-name="T5">, 'Ege': </text:span><text:span text:style-name="T11">77</text:span><text:span text:style-name="T5">, 'Gizem': </text:span><text:span text:style-name="T11">95</text:span><text:span text:style-name="T5">}</text:span></text:p>
      <text:p text:style-name="P9"><text:span text:style-name="T30">len</text:span><text:span text:style-name="T2">(notlar)</text:span></text:p>
      <text:p text:style-name="P5">3</text:p>
      <text:h text:style-name="P21" text:outline-level="2">Eleman Eklemek</text:h>
      <text:list text:style-name="L80">
        <text:list-item>
          <text:p text:style-name="P94">Dictionary'lere eleman eklemek gerçekten kolay. Tamam yazmayı bırakıp direkt göstereyim:</text:p>
        </text:list-item>
      </text:list>
      <text:p text:style-name="P12"><text:soft-page-break/>notlar</text:p>
      <text:p text:style-name="P29"><text:span text:style-name="T5">{'Deniz': </text:span><text:span text:style-name="T11">80</text:span><text:span text:style-name="T5">, 'Ege': </text:span><text:span text:style-name="T11">77</text:span><text:span text:style-name="T5">, 'Gizem': </text:span><text:span text:style-name="T11">95</text:span><text:span text:style-name="T5">}</text:span></text:p>
      <text:p text:style-name="P9"><text:span text:style-name="T28">notlar</text:span><text:span text:style-name="T4">[</text:span><text:span text:style-name="T26">"Mert"</text:span><text:span text:style-name="T4">] = </text:span><text:span text:style-name="T2">58</text:span></text:p>
      <text:p text:style-name="P12">notlar</text:p>
      <text:p text:style-name="P29"><text:span text:style-name="T5">{'Deniz': </text:span><text:span text:style-name="T11">80</text:span><text:span text:style-name="T5">, 'Ege': </text:span><text:span text:style-name="T11">77</text:span><text:span text:style-name="T5">, 'Gizem': </text:span><text:span text:style-name="T11">95</text:span><text:span text:style-name="T5">, 'Mert': </text:span><text:span text:style-name="T11">58</text:span><text:span text:style-name="T5">}</text:span></text:p>
      <text:list text:style-name="L81">
        <text:list-item>
          <text:p text:style-name="P132"><text:span text:style-name="T17">Dictionary'ye sorgu yapıyor gibi yazıyoruz, ve </text:span><text:span text:style-name="Source_20_Text"><text:span text:style-name="T14">value</text:span></text:span><text:span text:style-name="T17">'si olmasını istediğimiz değeri de soluna yazıyoruz.</text:span></text:p>
        </text:list-item>
      </text:list>
      <text:h text:style-name="P21" text:outline-level="2">Eleman Silmek</text:h>
      <text:p text:style-name="P12">notlar</text:p>
      <text:p text:style-name="P29"><text:span text:style-name="T5">{'Deniz': </text:span><text:span text:style-name="T11">80</text:span><text:span text:style-name="T5">, 'Ege': </text:span><text:span text:style-name="T11">77</text:span><text:span text:style-name="T5">, 'Gizem': </text:span><text:span text:style-name="T11">95</text:span><text:span text:style-name="T5">, 'Mert': </text:span><text:span text:style-name="T11">58</text:span><text:span text:style-name="T5">}</text:span></text:p>
      <text:list text:style-name="L82">
        <text:list-item>
          <text:p text:style-name="P133"><text:span text:style-name="T17">Eleman silmeyi </text:span><text:span text:style-name="Source_20_Text"><text:span text:style-name="T14">del </text:span></text:span><text:span text:style-name="T17">keyword'ü ile yapabiliriz.</text:span></text:p>
        </text:list-item>
      </text:list>
      <text:p text:style-name="P29"><text:span text:style-name="T5">del notlar[</text:span><text:span text:style-name="T8">"Mert"</text:span><text:span text:style-name="T5">]</text:span></text:p>
      <text:p text:style-name="P12">notlar</text:p>
      <text:p text:style-name="P36"><text:span text:style-name="T13">{'Deniz': </text:span><text:span text:style-name="T11">80</text:span><text:span text:style-name="T13">, 'Ege': </text:span><text:span text:style-name="T11">77</text:span><text:span text:style-name="T13">, 'Gizem': </text:span><text:span text:style-name="T11">95</text:span><text:span text:style-name="T13">}</text:span></text:p>
      <text:h text:style-name="P38" text:outline-level="2"><text:span text:style-name="T19">Sadece Immutable Tipindeki Veriler </text:span><text:span text:style-name="Source_20_Text"><text:span text:style-name="T16">key</text:span></text:span><text:span text:style-name="T19"> olabilir</text:span></text:h>
      <text:p text:style-name="P29"><text:span text:style-name="T9">d</text:span><text:span text:style-name="T5"> = {</text:span><text:span text:style-name="T11">1</text:span><text:span text:style-name="T5">:</text:span><text:span text:style-name="T11">2</text:span><text:span text:style-name="T5">, </text:span><text:span text:style-name="T11">3</text:span><text:span text:style-name="T5">:</text:span><text:span text:style-name="T8">"b"</text:span><text:span text:style-name="T5">}</text:span></text:p>
      <text:p text:style-name="P29"><text:span text:style-name="T9">d</text:span><text:span text:style-name="T5">[</text:span><text:span text:style-name="T11">1</text:span><text:span text:style-name="T5">]</text:span></text:p>
      <text:p text:style-name="P5">2</text:p>
      <text:p text:style-name="P29"><text:span text:style-name="T9">d</text:span><text:span text:style-name="T5">[</text:span><text:span text:style-name="T11">3</text:span><text:span text:style-name="T5">]</text:span></text:p>
      <text:p text:style-name="P9"><text:span text:style-name="T26">'b</text:span><text:span text:style-name="T4">'</text:span></text:p>
      <text:p text:style-name="P29"><text:span text:style-name="T9">d2</text:span><text:span text:style-name="T5"> = {(</text:span><text:span text:style-name="T11">1</text:span><text:span text:style-name="T5">,</text:span><text:span text:style-name="T11">2</text:span><text:span text:style-name="T5">):</text:span><text:span text:style-name="T8">"a"</text:span><text:span text:style-name="T5">, (</text:span><text:span text:style-name="T11">4</text:span><text:span text:style-name="T5">,</text:span><text:span text:style-name="T11">5</text:span><text:span text:style-name="T5">):</text:span><text:span text:style-name="T11"> [1,2,3]}</text:span></text:p>
      <text:p text:style-name="P29"><text:span text:style-name="T9">d2</text:span><text:span text:style-name="T5">[(</text:span><text:span text:style-name="T11">1</text:span><text:span text:style-name="T5">,</text:span><text:span text:style-name="T11">2</text:span><text:span text:style-name="T5">)]</text:span></text:p>
      <text:p text:style-name="P9"><text:span text:style-name="T26">'a</text:span><text:span text:style-name="T4">'</text:span></text:p>
      <text:p text:style-name="P29"><text:span text:style-name="T9">d2</text:span><text:span text:style-name="T5">[(</text:span><text:span text:style-name="T11">4</text:span><text:span text:style-name="T5">,</text:span><text:span text:style-name="T11">5</text:span><text:span text:style-name="T5">)]</text:span></text:p>
      <text:p text:style-name="P29"><text:span text:style-name="T9">d3</text:span><text:span text:style-name="T5"> = {[</text:span><text:span text:style-name="T11">1</text:span><text:span text:style-name="T5">,</text:span><text:span text:style-name="T11">2</text:span><text:span text:style-name="T5">]:</text:span><text:span text:style-name="T11">4</text:span><text:span text:style-name="T5">}</text:span></text:p>
      <text:p text:style-name="P10">---------------------------------------------------------------------------</text:p>
      <text:p text:style-name="P6">TypeError <text:s text:c="32"/>Traceback (most recent call last)</text:p>
      <text:p text:style-name="P6">&lt;ipython-<text:span text:style-name="T1">input-48-304</text:span>c7804ca22&gt; <text:span text:style-name="T31">in</text:span> &lt;<text:span text:style-name="T1">module</text:span>&gt;</text:p>
      <text:p text:style-name="P11"><text:soft-page-break/>----&gt; 1 d3 = {[1,2]:4}</text:p>
      <text:p text:style-name="P35"><text:span text:style-name="T13">TypeError: unhashable </text:span><text:span text:style-name="T11">type</text:span><text:span text:style-name="T13">: </text:span><text:span text:style-name="T8">'list'</text:span></text:p>
      <text:h text:style-name="P17" text:outline-level="2">Boş Bir Dictionary Yaratmak</text:h>
      <text:p text:style-name="P5">d = {}</text:p>
      <text:p text:style-name="P12">d</text:p>
      <text:p text:style-name="P5">{}</text:p>
      <text:p text:style-name="P9"><text:span text:style-name="T28">d</text:span><text:span text:style-name="T4">[</text:span><text:span text:style-name="T2">1</text:span><text:span text:style-name="T4">] = </text:span><text:span text:style-name="T26">"a"</text:span></text:p>
      <text:p text:style-name="P12">d</text:p>
      <text:p text:style-name="P5">{<text:span text:style-name="T1">1</text:span>: <text:span text:style-name="T25">'a'</text:span>}</text:p>
      <text:h text:style-name="P1" text:outline-level="2"/>
      <text:h text:style-name="P17" text:outline-level="2">Bir Değer Keyler Arasında Var mı Sorgusu Yapmak</text:h>
      <text:list text:style-name="L83">
        <text:list-item>
          <text:p text:style-name="P95">Bir elemanın dictionary içinde olup olmadığını sorgulamak, list ve tuple'lerde sorgulamaktan daha hızlıdır.</text:p>
        </text:list-item>
      </text:list>
      <text:p text:style-name="P12">notlar</text:p>
      <text:p text:style-name="P29"><text:span text:style-name="T5">{'Deniz': </text:span><text:span text:style-name="T11">80</text:span><text:span text:style-name="T5">, 'Ege': </text:span><text:span text:style-name="T11">77</text:span><text:span text:style-name="T5">, 'Gizem': </text:span><text:span text:style-name="T11">95</text:span><text:span text:style-name="T5">}</text:span></text:p>
      <text:p text:style-name="P29"><text:span text:style-name="T8">"Mert"</text:span><text:span text:style-name="T5"> in notlar</text:span></text:p>
      <text:p text:style-name="P28">False</text:p>
      <text:p text:style-name="P29"><text:span text:style-name="T8">"Deniz"</text:span><text:span text:style-name="T5"> </text:span><text:span text:style-name="T7">in</text:span><text:span text:style-name="T5"> notlar</text:span></text:p>
      <text:p text:style-name="P28">True</text:p>
      <text:p text:style-name="P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oboto Mono" svg:font-family="'Roboto Mono', monospace"/>
    <style:font-face style:name="SFMono-Regular" svg:font-family="SFMono-Regular, Menlo, Monaco, Consolas, 'Liberation Mono', 'Courier New', monospac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date>2022-11-11T23:30:54.097000000</dc:date>
    <meta:editing-duration>PT47M58S</meta:editing-duration>
    <meta:editing-cycles>52</meta:editing-cycles>
    <meta:document-statistic meta:table-count="0" meta:image-count="0" meta:object-count="0" meta:page-count="20" meta:paragraph-count="475" meta:word-count="2191" meta:character-count="14363" meta:non-whitespace-character-count="12454"/>
  </office:meta>
</office:document-meta>
</file>